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3" style:family="table">
      <style:table-properties style:width="16.917cm" table:align="left"/>
    </style:style>
    <style:style style:name="Tabla3.A" style:family="table-column">
      <style:table-column-properties style:column-width="1.804cm"/>
    </style:style>
    <style:style style:name="Tabla3.B" style:family="table-column">
      <style:table-column-properties style:column-width="3.198cm"/>
    </style:style>
    <style:style style:name="Tabla3.C" style:family="table-column">
      <style:table-column-properties style:column-width="3.007cm"/>
    </style:style>
    <style:style style:name="Tabla3.D" style:family="table-column">
      <style:table-column-properties style:column-width="2.092cm"/>
    </style:style>
    <style:style style:name="Tabla3.E" style:family="table-column">
      <style:table-column-properties style:column-width="3.295cm"/>
    </style:style>
    <style:style style:name="Tabla3.F" style:family="table-column">
      <style:table-column-properties style:column-width="3.521cm"/>
    </style:style>
    <style:style style:name="Tabla3.A1" style:family="table-cell">
      <style:table-cell-properties style:vertical-align="middle" fo:padding="0.185cm" fo:border="0.05pt solid #000000"/>
    </style:style>
    <style:style style:name="Tabla3.C2" style:family="table-cell">
      <style:table-cell-properties style:vertical-align="middle" fo:background-color="transparent" fo:padding="0.185cm" fo:border="0.05pt solid #000000">
        <style:background-image/>
      </style:table-cell-properties>
    </style:style>
    <style:style style:name="Tabla3.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3.A6" style:family="table-cell">
      <style:table-cell-properties style:vertical-align="middle" fo:padding="0.185cm" fo:border-left="0.05pt solid #000000" fo:border-right="0.05pt solid #000000" fo:border-top="none" fo:border-bottom="0.05pt solid #000000"/>
    </style:style>
    <style:style style:name="Tabla3.B6" style:family="table-cell">
      <style:table-cell-properties style:vertical-align="middle" fo:padding="0.185cm" fo:border-left="0.05pt solid #000000" fo:border-right="0.05pt solid #000000" fo:border-top="none" fo:border-bottom="0.05pt solid #000000"/>
    </style:style>
    <style:style style:name="Tabla3.C6" style:family="table-cell">
      <style:table-cell-properties style:vertical-align="middle" fo:padding="0.185cm" fo:border-left="0.05pt solid #000000" fo:border-right="0.05pt solid #000000" fo:border-top="none" fo:border-bottom="0.05pt solid #000000"/>
    </style:style>
    <style:style style:name="Tabla3.D6" style:family="table-cell">
      <style:table-cell-properties style:vertical-align="middle" fo:padding="0.185cm" fo:border-left="0.05pt solid #000000" fo:border-right="0.05pt solid #000000" fo:border-top="none" fo:border-bottom="0.05pt solid #000000"/>
    </style:style>
    <style:style style:name="Tabla3.E6" style:family="table-cell">
      <style:table-cell-properties style:vertical-align="middle" fo:padding="0.185cm" fo:border-left="0.05pt solid #000000" fo:border-right="0.05pt solid #000000" fo:border-top="none" fo:border-bottom="0.05pt solid #000000"/>
    </style:style>
    <style:style style:name="Tabla3.F6" style:family="table-cell">
      <style:table-cell-properties style:vertical-align="middle" fo:padding="0.185cm" fo:border-left="0.05pt solid #000000" fo:border-right="0.05pt solid #000000" fo:border-top="none" fo:border-bottom="0.05pt solid #000000"/>
    </style:style>
    <style:style style:name="Tabla3.A7" style:family="table-cell">
      <style:table-cell-properties style:vertical-align="middle" fo:padding="0.185cm" fo:border-left="0.05pt solid #000000" fo:border-right="0.05pt solid #000000" fo:border-top="none" fo:border-bottom="0.05pt solid #000000"/>
    </style:style>
    <style:style style:name="Tabla3.B7" style:family="table-cell">
      <style:table-cell-properties style:vertical-align="middle" fo:padding="0.185cm" fo:border-left="0.05pt solid #000000" fo:border-right="0.05pt solid #000000" fo:border-top="none" fo:border-bottom="0.05pt solid #000000"/>
    </style:style>
    <style:style style:name="Tabla3.C7" style:family="table-cell">
      <style:table-cell-properties style:vertical-align="middle" fo:padding="0.185cm" fo:border-left="0.05pt solid #000000" fo:border-right="0.05pt solid #000000" fo:border-top="none" fo:border-bottom="0.05pt solid #000000"/>
    </style:style>
    <style:style style:name="Tabla3.D7" style:family="table-cell">
      <style:table-cell-properties style:vertical-align="middle" fo:padding="0.185cm" fo:border-left="0.05pt solid #000000" fo:border-right="0.05pt solid #000000" fo:border-top="none" fo:border-bottom="0.05pt solid #000000"/>
    </style:style>
    <style:style style:name="Tabla3.E7" style:family="table-cell">
      <style:table-cell-properties style:vertical-align="middle" fo:padding="0.185cm" fo:border-left="0.05pt solid #000000" fo:border-right="0.05pt solid #000000" fo:border-top="none" fo:border-bottom="0.05pt solid #000000"/>
    </style:style>
    <style:style style:name="Tabla3.F7" style:family="table-cell">
      <style:table-cell-properties style:vertical-align="middle" fo:padding="0.185cm" fo:border-left="0.05pt solid #000000" fo:border-right="0.05pt solid #000000" fo:border-top="none" fo:border-bottom="0.05pt solid #000000"/>
    </style:style>
    <style:style style:name="Tabla3.A8" style:family="table-cell">
      <style:table-cell-properties style:vertical-align="middle" fo:padding="0.185cm" fo:border-left="0.05pt solid #000000" fo:border-right="0.05pt solid #000000" fo:border-top="none" fo:border-bottom="0.05pt solid #000000"/>
    </style:style>
    <style:style style:name="Tabla3.B8" style:family="table-cell">
      <style:table-cell-properties style:vertical-align="middle" fo:padding="0.185cm" fo:border-left="0.05pt solid #000000" fo:border-right="0.05pt solid #000000" fo:border-top="none" fo:border-bottom="0.05pt solid #000000"/>
    </style:style>
    <style:style style:name="Tabla3.C8" style:family="table-cell">
      <style:table-cell-properties style:vertical-align="middle" fo:padding="0.185cm" fo:border-left="0.05pt solid #000000" fo:border-right="0.05pt solid #000000" fo:border-top="none" fo:border-bottom="0.05pt solid #000000"/>
    </style:style>
    <style:style style:name="Tabla3.D8" style:family="table-cell">
      <style:table-cell-properties style:vertical-align="middle" fo:padding="0.185cm" fo:border-left="0.05pt solid #000000" fo:border-right="0.05pt solid #000000" fo:border-top="none" fo:border-bottom="0.05pt solid #000000"/>
    </style:style>
    <style:style style:name="Tabla3.E8" style:family="table-cell">
      <style:table-cell-properties style:vertical-align="middle" fo:padding="0.185cm" fo:border-left="0.05pt solid #000000" fo:border-right="0.05pt solid #000000" fo:border-top="none" fo:border-bottom="0.05pt solid #000000"/>
    </style:style>
    <style:style style:name="Tabla3.F8" style:family="table-cell">
      <style:table-cell-properties style:vertical-align="middle" fo:padding="0.185cm" fo:border-left="0.05pt solid #000000" fo:border-right="0.05pt solid #000000" fo:border-top="none" fo:border-bottom="0.05pt solid #000000"/>
    </style:style>
    <style:style style:name="Tabla3.A9" style:family="table-cell">
      <style:table-cell-properties style:vertical-align="middle" fo:padding="0.185cm" fo:border-left="0.05pt solid #000000" fo:border-right="0.05pt solid #000000" fo:border-top="none" fo:border-bottom="0.05pt solid #000000"/>
    </style:style>
    <style:style style:name="Tabla3.B9" style:family="table-cell">
      <style:table-cell-properties style:vertical-align="middle" fo:padding="0.185cm" fo:border-left="0.05pt solid #000000" fo:border-right="0.05pt solid #000000" fo:border-top="none" fo:border-bottom="0.05pt solid #000000"/>
    </style:style>
    <style:style style:name="Tabla3.C9" style:family="table-cell">
      <style:table-cell-properties style:vertical-align="middle" fo:padding="0.185cm" fo:border-left="0.05pt solid #000000" fo:border-right="0.05pt solid #000000" fo:border-top="none" fo:border-bottom="0.05pt solid #000000"/>
    </style:style>
    <style:style style:name="Tabla3.D9" style:family="table-cell">
      <style:table-cell-properties style:vertical-align="middle" fo:padding="0.185cm" fo:border-left="0.05pt solid #000000" fo:border-right="0.05pt solid #000000" fo:border-top="none" fo:border-bottom="0.05pt solid #000000"/>
    </style:style>
    <style:style style:name="Tabla3.E9" style:family="table-cell">
      <style:table-cell-properties style:vertical-align="middle" fo:padding="0.185cm" fo:border-left="0.05pt solid #000000" fo:border-right="0.05pt solid #000000" fo:border-top="none" fo:border-bottom="0.05pt solid #000000"/>
    </style:style>
    <style:style style:name="Tabla3.F9" style:family="table-cell">
      <style:table-cell-properties style:vertical-align="middle" fo:padding="0.185cm" fo:border-left="0.05pt solid #000000" fo:border-right="0.05pt solid #000000" fo:border-top="none" fo:border-bottom="0.05pt solid #000000"/>
    </style:style>
    <style:style style:name="Tabla3.A10" style:family="table-cell">
      <style:table-cell-properties style:vertical-align="middle" fo:padding="0.185cm" fo:border-left="0.05pt solid #000000" fo:border-right="0.05pt solid #000000" fo:border-top="none" fo:border-bottom="0.05pt solid #000000"/>
    </style:style>
    <style:style style:name="Tabla3.B10" style:family="table-cell">
      <style:table-cell-properties style:vertical-align="middle" fo:padding="0.185cm" fo:border-left="0.05pt solid #000000" fo:border-right="0.05pt solid #000000" fo:border-top="none" fo:border-bottom="0.05pt solid #000000"/>
    </style:style>
    <style:style style:name="Tabla3.C10" style:family="table-cell">
      <style:table-cell-properties style:vertical-align="middle" fo:padding="0.185cm" fo:border-left="0.05pt solid #000000" fo:border-right="0.05pt solid #000000" fo:border-top="none" fo:border-bottom="0.05pt solid #000000"/>
    </style:style>
    <style:style style:name="Tabla3.D10" style:family="table-cell">
      <style:table-cell-properties style:vertical-align="middle" fo:padding="0.185cm" fo:border-left="0.05pt solid #000000" fo:border-right="0.05pt solid #000000" fo:border-top="none" fo:border-bottom="0.05pt solid #000000"/>
    </style:style>
    <style:style style:name="Tabla3.E10" style:family="table-cell">
      <style:table-cell-properties style:vertical-align="middle" fo:padding="0.185cm" fo:border-left="0.05pt solid #000000" fo:border-right="0.05pt solid #000000" fo:border-top="none" fo:border-bottom="0.05pt solid #000000"/>
    </style:style>
    <style:style style:name="Tabla3.F10" style:family="table-cell">
      <style:table-cell-properties style:vertical-align="middle" fo:padding="0.185cm" fo:border-left="0.05pt solid #000000" fo:border-right="0.05pt solid #000000" fo:border-top="none" fo:border-bottom="0.05pt solid #000000"/>
    </style:style>
    <style:style style:name="Tabla3.A11" style:family="table-cell">
      <style:table-cell-properties style:vertical-align="middle" fo:padding="0.185cm" fo:border-left="0.05pt solid #000000" fo:border-right="0.05pt solid #000000" fo:border-top="none" fo:border-bottom="0.05pt solid #000000"/>
    </style:style>
    <style:style style:name="Tabla3.B11" style:family="table-cell">
      <style:table-cell-properties style:vertical-align="middle" fo:padding="0.185cm" fo:border-left="0.05pt solid #000000" fo:border-right="0.05pt solid #000000" fo:border-top="none" fo:border-bottom="0.05pt solid #000000"/>
    </style:style>
    <style:style style:name="Tabla3.C11" style:family="table-cell">
      <style:table-cell-properties style:vertical-align="middle" fo:padding="0.185cm" fo:border-left="0.05pt solid #000000" fo:border-right="0.05pt solid #000000" fo:border-top="none" fo:border-bottom="0.05pt solid #000000"/>
    </style:style>
    <style:style style:name="Tabla3.D11" style:family="table-cell">
      <style:table-cell-properties style:vertical-align="middle" fo:padding="0.185cm" fo:border-left="0.05pt solid #000000" fo:border-right="0.05pt solid #000000" fo:border-top="none" fo:border-bottom="0.05pt solid #000000"/>
    </style:style>
    <style:style style:name="Tabla3.E11" style:family="table-cell">
      <style:table-cell-properties style:vertical-align="middle" fo:padding="0.185cm" fo:border-left="0.05pt solid #000000" fo:border-right="0.05pt solid #000000" fo:border-top="none" fo:border-bottom="0.05pt solid #000000"/>
    </style:style>
    <style:style style:name="Tabla3.F11" style:family="table-cell">
      <style:table-cell-properties style:vertical-align="middle" fo:padding="0.185cm" fo:border-left="0.05pt solid #000000" fo:border-right="0.05pt solid #000000" fo:border-top="none" fo:border-bottom="0.05pt solid #000000"/>
    </style:style>
    <style:style style:name="Tabla4" style:family="table">
      <style:table-properties style:width="16.909cm" table:align="left"/>
    </style:style>
    <style:style style:name="Tabla4.A" style:family="table-column">
      <style:table-column-properties style:column-width="1.106cm"/>
    </style:style>
    <style:style style:name="Tabla4.B" style:family="table-column">
      <style:table-column-properties style:column-width="1.997cm"/>
    </style:style>
    <style:style style:name="Tabla4.C" style:family="table-column">
      <style:table-column-properties style:column-width="5.604cm"/>
    </style:style>
    <style:style style:name="Tabla4.D" style:family="table-column">
      <style:table-column-properties style:column-width="3.297cm"/>
    </style:style>
    <style:style style:name="Tabla4.E" style:family="table-column">
      <style:table-column-properties style:column-width="2.092cm"/>
    </style:style>
    <style:style style:name="Tabla4.F" style:family="table-column">
      <style:table-column-properties style:column-width="2.813cm"/>
    </style:style>
    <style:style style:name="Tabla4.A1" style:family="table-cell">
      <style:table-cell-properties style:vertical-align="middle" fo:padding="0.185cm" fo:border="0.05pt solid #000000"/>
    </style:style>
    <style:style style:name="Tabla4.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4.A6" style:family="table-cell">
      <style:table-cell-properties style:vertical-align="middle" fo:padding="0.185cm" fo:border-left="0.05pt solid #000000" fo:border-right="0.05pt solid #000000" fo:border-top="none" fo:border-bottom="0.05pt solid #000000"/>
    </style:style>
    <style:style style:name="Tabla4.B6" style:family="table-cell">
      <style:table-cell-properties style:vertical-align="middle" fo:padding="0.185cm" fo:border-left="0.05pt solid #000000" fo:border-right="0.05pt solid #000000" fo:border-top="none" fo:border-bottom="0.05pt solid #000000"/>
    </style:style>
    <style:style style:name="Tabla4.C6" style:family="table-cell">
      <style:table-cell-properties style:vertical-align="middle" fo:padding="0.185cm" fo:border-left="0.05pt solid #000000" fo:border-right="0.05pt solid #000000" fo:border-top="none" fo:border-bottom="0.05pt solid #000000"/>
    </style:style>
    <style:style style:name="Tabla4.D6" style:family="table-cell">
      <style:table-cell-properties style:vertical-align="middle" fo:padding="0.185cm" fo:border-left="0.05pt solid #000000" fo:border-right="0.05pt solid #000000" fo:border-top="none" fo:border-bottom="0.05pt solid #000000"/>
    </style:style>
    <style:style style:name="Tabla4.E6" style:family="table-cell">
      <style:table-cell-properties style:vertical-align="middle" fo:padding="0.185cm" fo:border-left="0.05pt solid #000000" fo:border-right="0.05pt solid #000000" fo:border-top="none" fo:border-bottom="0.05pt solid #000000"/>
    </style:style>
    <style:style style:name="Tabla4.F6" style:family="table-cell">
      <style:table-cell-properties style:vertical-align="middle" fo:padding="0.185cm" fo:border-left="0.05pt solid #000000" fo:border-right="0.05pt solid #000000" fo:border-top="none" fo:border-bottom="0.05pt solid #000000"/>
    </style:style>
    <style:style style:name="Tabla4.A7" style:family="table-cell">
      <style:table-cell-properties style:vertical-align="middle" fo:padding="0.185cm" fo:border-left="0.05pt solid #000000" fo:border-right="0.05pt solid #000000" fo:border-top="none" fo:border-bottom="0.05pt solid #000000"/>
    </style:style>
    <style:style style:name="Tabla4.B7" style:family="table-cell">
      <style:table-cell-properties style:vertical-align="middle" fo:padding="0.185cm" fo:border-left="0.05pt solid #000000" fo:border-right="0.05pt solid #000000" fo:border-top="none" fo:border-bottom="0.05pt solid #000000"/>
    </style:style>
    <style:style style:name="Tabla4.C7" style:family="table-cell">
      <style:table-cell-properties style:vertical-align="middle" fo:padding="0.185cm" fo:border-left="0.05pt solid #000000" fo:border-right="0.05pt solid #000000" fo:border-top="none" fo:border-bottom="0.05pt solid #000000"/>
    </style:style>
    <style:style style:name="Tabla4.D7" style:family="table-cell">
      <style:table-cell-properties style:vertical-align="middle" fo:padding="0.185cm" fo:border-left="0.05pt solid #000000" fo:border-right="0.05pt solid #000000" fo:border-top="none" fo:border-bottom="0.05pt solid #000000"/>
    </style:style>
    <style:style style:name="Tabla4.E7" style:family="table-cell">
      <style:table-cell-properties style:vertical-align="middle" fo:padding="0.185cm" fo:border-left="0.05pt solid #000000" fo:border-right="0.05pt solid #000000" fo:border-top="none" fo:border-bottom="0.05pt solid #000000"/>
    </style:style>
    <style:style style:name="Tabla4.F7" style:family="table-cell">
      <style:table-cell-properties style:vertical-align="middle" fo:padding="0.185cm" fo:border-left="0.05pt solid #000000" fo:border-right="0.05pt solid #000000" fo:border-top="none" fo:border-bottom="0.05pt solid #000000"/>
    </style:style>
    <style:style style:name="Tabla4.A8" style:family="table-cell">
      <style:table-cell-properties style:vertical-align="middle" fo:padding="0.185cm" fo:border-left="0.05pt solid #000000" fo:border-right="0.05pt solid #000000" fo:border-top="none" fo:border-bottom="0.05pt solid #000000"/>
    </style:style>
    <style:style style:name="Tabla4.B8" style:family="table-cell">
      <style:table-cell-properties style:vertical-align="middle" fo:padding="0.185cm" fo:border-left="0.05pt solid #000000" fo:border-right="0.05pt solid #000000" fo:border-top="none" fo:border-bottom="0.05pt solid #000000"/>
    </style:style>
    <style:style style:name="Tabla4.C8" style:family="table-cell">
      <style:table-cell-properties style:vertical-align="middle" fo:padding="0.185cm" fo:border-left="0.05pt solid #000000" fo:border-right="0.05pt solid #000000" fo:border-top="none" fo:border-bottom="0.05pt solid #000000"/>
    </style:style>
    <style:style style:name="Tabla4.D8" style:family="table-cell">
      <style:table-cell-properties style:vertical-align="middle" fo:padding="0.185cm" fo:border-left="0.05pt solid #000000" fo:border-right="0.05pt solid #000000" fo:border-top="none" fo:border-bottom="0.05pt solid #000000"/>
    </style:style>
    <style:style style:name="Tabla4.E8" style:family="table-cell">
      <style:table-cell-properties style:vertical-align="middle" fo:padding="0.185cm" fo:border-left="0.05pt solid #000000" fo:border-right="0.05pt solid #000000" fo:border-top="none" fo:border-bottom="0.05pt solid #000000"/>
    </style:style>
    <style:style style:name="Tabla4.F8" style:family="table-cell">
      <style:table-cell-properties style:vertical-align="middle" fo:padding="0.185cm" fo:border-left="0.05pt solid #000000" fo:border-right="0.05pt solid #000000" fo:border-top="none" fo:border-bottom="0.05pt solid #000000"/>
    </style:style>
    <style:style style:name="Tabla4.A9" style:family="table-cell">
      <style:table-cell-properties style:vertical-align="middle" fo:padding="0.185cm" fo:border-left="0.05pt solid #000000" fo:border-right="0.05pt solid #000000" fo:border-top="none" fo:border-bottom="0.05pt solid #000000"/>
    </style:style>
    <style:style style:name="Tabla4.B9" style:family="table-cell">
      <style:table-cell-properties style:vertical-align="middle" fo:padding="0.185cm" fo:border-left="0.05pt solid #000000" fo:border-right="0.05pt solid #000000" fo:border-top="none" fo:border-bottom="0.05pt solid #000000"/>
    </style:style>
    <style:style style:name="Tabla4.C9" style:family="table-cell">
      <style:table-cell-properties style:vertical-align="middle" fo:padding="0.185cm" fo:border-left="0.05pt solid #000000" fo:border-right="0.05pt solid #000000" fo:border-top="none" fo:border-bottom="0.05pt solid #000000"/>
    </style:style>
    <style:style style:name="Tabla4.D9" style:family="table-cell">
      <style:table-cell-properties style:vertical-align="middle" fo:padding="0.185cm" fo:border-left="0.05pt solid #000000" fo:border-right="0.05pt solid #000000" fo:border-top="none" fo:border-bottom="0.05pt solid #000000"/>
    </style:style>
    <style:style style:name="Tabla4.E9" style:family="table-cell">
      <style:table-cell-properties style:vertical-align="middle" fo:padding="0.185cm" fo:border-left="0.05pt solid #000000" fo:border-right="0.05pt solid #000000" fo:border-top="none" fo:border-bottom="0.05pt solid #000000"/>
    </style:style>
    <style:style style:name="Tabla4.F9" style:family="table-cell">
      <style:table-cell-properties style:vertical-align="middle" fo:padding="0.185cm" fo:border-left="0.05pt solid #000000" fo:border-right="0.05pt solid #000000" fo:border-top="none" fo:border-bottom="0.05pt solid #000000"/>
    </style:style>
    <style:style style:name="Tabla4.A10" style:family="table-cell">
      <style:table-cell-properties style:vertical-align="middle" fo:padding="0.185cm" fo:border-left="0.05pt solid #000000" fo:border-right="0.05pt solid #000000" fo:border-top="none" fo:border-bottom="0.05pt solid #000000"/>
    </style:style>
    <style:style style:name="Tabla4.B10" style:family="table-cell">
      <style:table-cell-properties style:vertical-align="middle" fo:padding="0.185cm" fo:border-left="0.05pt solid #000000" fo:border-right="0.05pt solid #000000" fo:border-top="none" fo:border-bottom="0.05pt solid #000000"/>
    </style:style>
    <style:style style:name="Tabla4.C10" style:family="table-cell">
      <style:table-cell-properties style:vertical-align="middle" fo:padding="0.185cm" fo:border-left="0.05pt solid #000000" fo:border-right="0.05pt solid #000000" fo:border-top="none" fo:border-bottom="0.05pt solid #000000"/>
    </style:style>
    <style:style style:name="Tabla4.D10" style:family="table-cell">
      <style:table-cell-properties style:vertical-align="middle" fo:padding="0.185cm" fo:border-left="0.05pt solid #000000" fo:border-right="0.05pt solid #000000" fo:border-top="none" fo:border-bottom="0.05pt solid #000000"/>
    </style:style>
    <style:style style:name="Tabla4.E10" style:family="table-cell">
      <style:table-cell-properties style:vertical-align="middle" fo:padding="0.185cm" fo:border-left="0.05pt solid #000000" fo:border-right="0.05pt solid #000000" fo:border-top="none" fo:border-bottom="0.05pt solid #000000"/>
    </style:style>
    <style:style style:name="Tabla4.F10" style:family="table-cell">
      <style:table-cell-properties style:vertical-align="middle" fo:padding="0.185cm" fo:border-left="0.05pt solid #000000" fo:border-right="0.05pt solid #000000" fo:border-top="none" fo:border-bottom="0.05pt solid #000000"/>
    </style:style>
    <style:style style:name="Tabla4.A11" style:family="table-cell">
      <style:table-cell-properties style:vertical-align="middle" fo:padding="0.185cm" fo:border-left="0.05pt solid #000000" fo:border-right="0.05pt solid #000000" fo:border-top="none" fo:border-bottom="0.05pt solid #000000"/>
    </style:style>
    <style:style style:name="Tabla4.B11" style:family="table-cell">
      <style:table-cell-properties style:vertical-align="middle" fo:padding="0.185cm" fo:border-left="0.05pt solid #000000" fo:border-right="0.05pt solid #000000" fo:border-top="none" fo:border-bottom="0.05pt solid #000000"/>
    </style:style>
    <style:style style:name="Tabla4.C11" style:family="table-cell">
      <style:table-cell-properties style:vertical-align="middle" fo:padding="0.185cm" fo:border-left="0.05pt solid #000000" fo:border-right="0.05pt solid #000000" fo:border-top="none" fo:border-bottom="0.05pt solid #000000"/>
    </style:style>
    <style:style style:name="Tabla4.D11" style:family="table-cell">
      <style:table-cell-properties style:vertical-align="middle" fo:padding="0.185cm" fo:border-left="0.05pt solid #000000" fo:border-right="0.05pt solid #000000" fo:border-top="none" fo:border-bottom="0.05pt solid #000000"/>
    </style:style>
    <style:style style:name="Tabla4.E11" style:family="table-cell">
      <style:table-cell-properties style:vertical-align="middle" fo:padding="0.185cm" fo:border-left="0.05pt solid #000000" fo:border-right="0.05pt solid #000000" fo:border-top="none" fo:border-bottom="0.05pt solid #000000"/>
    </style:style>
    <style:style style:name="Tabla4.F11" style:family="table-cell">
      <style:table-cell-properties style:vertical-align="middle" fo:padding="0.185cm" fo:border-left="0.05pt solid #000000" fo:border-right="0.05pt solid #000000" fo:border-top="none" fo:border-bottom="0.05pt solid #000000"/>
    </style:style>
    <style:style style:name="Tabla1" style:family="table">
      <style:table-properties style:width="16.909cm" table:align="left"/>
    </style:style>
    <style:style style:name="Tabla1.A" style:family="table-column">
      <style:table-column-properties style:column-width="1.106cm"/>
    </style:style>
    <style:style style:name="Tabla1.B" style:family="table-column">
      <style:table-column-properties style:column-width="1.997cm"/>
    </style:style>
    <style:style style:name="Tabla1.C" style:family="table-column">
      <style:table-column-properties style:column-width="5.604cm"/>
    </style:style>
    <style:style style:name="Tabla1.D" style:family="table-column">
      <style:table-column-properties style:column-width="3.297cm"/>
    </style:style>
    <style:style style:name="Tabla1.E" style:family="table-column">
      <style:table-column-properties style:column-width="2.092cm"/>
    </style:style>
    <style:style style:name="Tabla1.F" style:family="table-column">
      <style:table-column-properties style:column-width="2.813cm"/>
    </style:style>
    <style:style style:name="Tabla1.A1" style:family="table-cell">
      <style:table-cell-properties style:vertical-align="middle" fo:padding="0.185cm" fo:border="0.05pt solid #000000"/>
    </style:style>
    <style:style style:name="Tabla1.A3" style:family="table-cell">
      <style:table-cell-properties style:vertical-align="middle" fo:padding="0.185cm" fo:border-left="0.05pt solid #000000" fo:border-right="0.05pt solid #000000" fo:border-top="none" fo:border-bottom="0.05pt solid #000000"/>
    </style:style>
    <style:style style:name="Tabla1.A11"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5" style:family="table">
      <style:table-properties style:width="16.917cm" table:align="left"/>
    </style:style>
    <style:style style:name="Tabla5.A" style:family="table-column">
      <style:table-column-properties style:column-width="1.203cm"/>
    </style:style>
    <style:style style:name="Tabla5.B" style:family="table-column">
      <style:table-column-properties style:column-width="1.997cm"/>
    </style:style>
    <style:style style:name="Tabla5.C" style:family="table-column">
      <style:table-column-properties style:column-width="3.295cm"/>
    </style:style>
    <style:style style:name="Tabla5.D" style:family="table-column">
      <style:table-column-properties style:column-width="3.799cm"/>
    </style:style>
    <style:style style:name="Tabla5.E" style:family="table-column">
      <style:table-column-properties style:column-width="3.512cm"/>
    </style:style>
    <style:style style:name="Tabla5.F" style:family="table-column">
      <style:table-column-properties style:column-width="3.112cm"/>
    </style:style>
    <style:style style:name="Tabla5.A1" style:family="table-cell">
      <style:table-cell-properties style:vertical-align="middle" fo:padding="0.185cm" fo:border="0.05pt solid #000000"/>
    </style:style>
    <style:style style:name="Tabla5.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5.A4" style:family="table-cell">
      <style:table-cell-properties style:vertical-align="middle" fo:padding="0.185cm" fo:border-left="0.05pt solid #000000" fo:border-right="0.05pt solid #000000" fo:border-top="none" fo:border-bottom="0.05pt solid #000000"/>
    </style:style>
    <style:style style:name="Tabla5.B4" style:family="table-cell">
      <style:table-cell-properties style:vertical-align="middle" fo:padding="0.185cm" fo:border-left="0.05pt solid #000000" fo:border-right="0.05pt solid #000000" fo:border-top="none" fo:border-bottom="0.05pt solid #000000"/>
    </style:style>
    <style:style style:name="Tabla5.C4" style:family="table-cell">
      <style:table-cell-properties style:vertical-align="middle" fo:padding="0.185cm" fo:border-left="0.05pt solid #000000" fo:border-right="0.05pt solid #000000" fo:border-top="none" fo:border-bottom="0.05pt solid #000000"/>
    </style:style>
    <style:style style:name="Tabla5.D4" style:family="table-cell">
      <style:table-cell-properties style:vertical-align="middle" fo:padding="0.185cm" fo:border-left="0.05pt solid #000000" fo:border-right="0.05pt solid #000000" fo:border-top="none" fo:border-bottom="0.05pt solid #000000"/>
    </style:style>
    <style:style style:name="Tabla5.E4" style:family="table-cell">
      <style:table-cell-properties style:vertical-align="middle" fo:padding="0.185cm" fo:border-left="0.05pt solid #000000" fo:border-right="0.05pt solid #000000" fo:border-top="none" fo:border-bottom="0.05pt solid #000000"/>
    </style:style>
    <style:style style:name="Tabla5.F4" style:family="table-cell">
      <style:table-cell-properties style:vertical-align="middle" fo:padding="0.185cm" fo:border-left="0.05pt solid #000000" fo:border-right="0.05pt solid #000000" fo:border-top="none" fo:border-bottom="0.05pt solid #000000"/>
    </style:style>
    <style:style style:name="Tabla5.A5" style:family="table-cell">
      <style:table-cell-properties style:vertical-align="middle" fo:padding="0.185cm" fo:border-left="0.05pt solid #000000" fo:border-right="0.05pt solid #000000" fo:border-top="none" fo:border-bottom="0.05pt solid #000000"/>
    </style:style>
    <style:style style:name="Tabla5.B5" style:family="table-cell">
      <style:table-cell-properties style:vertical-align="middle" fo:padding="0.185cm" fo:border-left="0.05pt solid #000000" fo:border-right="0.05pt solid #000000" fo:border-top="none" fo:border-bottom="0.05pt solid #000000"/>
    </style:style>
    <style:style style:name="Tabla5.C5" style:family="table-cell">
      <style:table-cell-properties style:vertical-align="middle" fo:padding="0.185cm" fo:border-left="0.05pt solid #000000" fo:border-right="0.05pt solid #000000" fo:border-top="none" fo:border-bottom="0.05pt solid #000000"/>
    </style:style>
    <style:style style:name="Tabla5.D5" style:family="table-cell">
      <style:table-cell-properties style:vertical-align="middle" fo:padding="0.185cm" fo:border-left="0.05pt solid #000000" fo:border-right="0.05pt solid #000000" fo:border-top="none" fo:border-bottom="0.05pt solid #000000"/>
    </style:style>
    <style:style style:name="Tabla5.E5" style:family="table-cell">
      <style:table-cell-properties style:vertical-align="middle" fo:padding="0.185cm" fo:border-left="0.05pt solid #000000" fo:border-right="0.05pt solid #000000" fo:border-top="none" fo:border-bottom="0.05pt solid #000000"/>
    </style:style>
    <style:style style:name="Tabla5.F5" style:family="table-cell">
      <style:table-cell-properties style:vertical-align="middle" fo:padding="0.185cm" fo:border-left="0.05pt solid #000000" fo:border-right="0.05pt solid #000000" fo:border-top="none" fo:border-bottom="0.05pt solid #000000"/>
    </style:style>
    <style:style style:name="Tabla5.A6" style:family="table-cell">
      <style:table-cell-properties style:vertical-align="middle" fo:padding="0.185cm" fo:border-left="0.05pt solid #000000" fo:border-right="0.05pt solid #000000" fo:border-top="none" fo:border-bottom="0.05pt solid #000000"/>
    </style:style>
    <style:style style:name="Tabla5.B6" style:family="table-cell">
      <style:table-cell-properties style:vertical-align="middle" fo:padding="0.185cm" fo:border-left="0.05pt solid #000000" fo:border-right="0.05pt solid #000000" fo:border-top="none" fo:border-bottom="0.05pt solid #000000"/>
    </style:style>
    <style:style style:name="Tabla5.C6" style:family="table-cell">
      <style:table-cell-properties style:vertical-align="middle" fo:padding="0.185cm" fo:border-left="0.05pt solid #000000" fo:border-right="0.05pt solid #000000" fo:border-top="none" fo:border-bottom="0.05pt solid #000000"/>
    </style:style>
    <style:style style:name="Tabla5.D6" style:family="table-cell">
      <style:table-cell-properties style:vertical-align="middle" fo:padding="0.185cm" fo:border-left="0.05pt solid #000000" fo:border-right="0.05pt solid #000000" fo:border-top="none" fo:border-bottom="0.05pt solid #000000"/>
    </style:style>
    <style:style style:name="Tabla5.E6" style:family="table-cell">
      <style:table-cell-properties style:vertical-align="middle" fo:padding="0.185cm" fo:border-left="0.05pt solid #000000" fo:border-right="0.05pt solid #000000" fo:border-top="none" fo:border-bottom="0.05pt solid #000000"/>
    </style:style>
    <style:style style:name="Tabla5.F6" style:family="table-cell">
      <style:table-cell-properties style:vertical-align="middle" fo:padding="0.185cm" fo:border-left="0.05pt solid #000000" fo:border-right="0.05pt solid #000000" fo:border-top="none" fo:border-bottom="0.05pt solid #000000"/>
    </style:style>
    <style:style style:name="Tabla5.A7" style:family="table-cell">
      <style:table-cell-properties style:vertical-align="middle" fo:padding="0.185cm" fo:border-left="0.05pt solid #000000" fo:border-right="0.05pt solid #000000" fo:border-top="none" fo:border-bottom="0.05pt solid #000000"/>
    </style:style>
    <style:style style:name="Tabla5.B7" style:family="table-cell">
      <style:table-cell-properties style:vertical-align="middle" fo:padding="0.185cm" fo:border-left="0.05pt solid #000000" fo:border-right="0.05pt solid #000000" fo:border-top="none" fo:border-bottom="0.05pt solid #000000"/>
    </style:style>
    <style:style style:name="Tabla5.C7" style:family="table-cell">
      <style:table-cell-properties style:vertical-align="middle" fo:padding="0.185cm" fo:border-left="0.05pt solid #000000" fo:border-right="0.05pt solid #000000" fo:border-top="none" fo:border-bottom="0.05pt solid #000000"/>
    </style:style>
    <style:style style:name="Tabla5.D7" style:family="table-cell">
      <style:table-cell-properties style:vertical-align="middle" fo:padding="0.185cm" fo:border-left="0.05pt solid #000000" fo:border-right="0.05pt solid #000000" fo:border-top="none" fo:border-bottom="0.05pt solid #000000"/>
    </style:style>
    <style:style style:name="Tabla5.E7" style:family="table-cell">
      <style:table-cell-properties style:vertical-align="middle" fo:padding="0.185cm" fo:border-left="0.05pt solid #000000" fo:border-right="0.05pt solid #000000" fo:border-top="none" fo:border-bottom="0.05pt solid #000000"/>
    </style:style>
    <style:style style:name="Tabla5.F7" style:family="table-cell">
      <style:table-cell-properties style:vertical-align="middle" fo:padding="0.185cm" fo:border-left="0.05pt solid #000000" fo:border-right="0.05pt solid #000000" fo:border-top="none" fo:border-bottom="0.05pt solid #000000"/>
    </style:style>
    <style:style style:name="Tabla5.A8" style:family="table-cell">
      <style:table-cell-properties style:vertical-align="middle" fo:padding="0.185cm" fo:border-left="0.05pt solid #000000" fo:border-right="0.05pt solid #000000" fo:border-top="none" fo:border-bottom="0.05pt solid #000000"/>
    </style:style>
    <style:style style:name="Tabla5.B8" style:family="table-cell">
      <style:table-cell-properties style:vertical-align="middle" fo:padding="0.185cm" fo:border-left="0.05pt solid #000000" fo:border-right="0.05pt solid #000000" fo:border-top="none" fo:border-bottom="0.05pt solid #000000"/>
    </style:style>
    <style:style style:name="Tabla5.C8" style:family="table-cell">
      <style:table-cell-properties style:vertical-align="middle" fo:padding="0.185cm" fo:border-left="0.05pt solid #000000" fo:border-right="0.05pt solid #000000" fo:border-top="none" fo:border-bottom="0.05pt solid #000000"/>
    </style:style>
    <style:style style:name="Tabla5.D8" style:family="table-cell">
      <style:table-cell-properties style:vertical-align="middle" fo:padding="0.185cm" fo:border-left="0.05pt solid #000000" fo:border-right="0.05pt solid #000000" fo:border-top="none" fo:border-bottom="0.05pt solid #000000"/>
    </style:style>
    <style:style style:name="Tabla5.E8" style:family="table-cell">
      <style:table-cell-properties style:vertical-align="middle" fo:padding="0.185cm" fo:border-left="0.05pt solid #000000" fo:border-right="0.05pt solid #000000" fo:border-top="none" fo:border-bottom="0.05pt solid #000000"/>
    </style:style>
    <style:style style:name="Tabla5.F8" style:family="table-cell">
      <style:table-cell-properties style:vertical-align="middle" fo:padding="0.185cm" fo:border-left="0.05pt solid #000000" fo:border-right="0.05pt solid #000000" fo:border-top="none" fo:border-bottom="0.05pt solid #000000"/>
    </style:style>
    <style:style style:name="Tabla5.A10" style:family="table-cell">
      <style:table-cell-properties style:vertical-align="middle" fo:padding="0.185cm" fo:border-left="0.05pt solid #000000" fo:border-right="0.05pt solid #000000" fo:border-top="none" fo:border-bottom="0.05pt solid #000000"/>
    </style:style>
    <style:style style:name="Tabla5.B10" style:family="table-cell">
      <style:table-cell-properties style:vertical-align="middle" fo:padding="0.185cm" fo:border-left="0.05pt solid #000000" fo:border-right="0.05pt solid #000000" fo:border-top="none" fo:border-bottom="0.05pt solid #000000"/>
    </style:style>
    <style:style style:name="Tabla5.C10" style:family="table-cell">
      <style:table-cell-properties style:vertical-align="middle" fo:padding="0.185cm" fo:border-left="0.05pt solid #000000" fo:border-right="0.05pt solid #000000" fo:border-top="none" fo:border-bottom="0.05pt solid #000000"/>
    </style:style>
    <style:style style:name="Tabla5.D10" style:family="table-cell">
      <style:table-cell-properties style:vertical-align="middle" fo:padding="0.185cm" fo:border-left="0.05pt solid #000000" fo:border-right="0.05pt solid #000000" fo:border-top="none" fo:border-bottom="0.05pt solid #000000"/>
    </style:style>
    <style:style style:name="Tabla5.E10" style:family="table-cell">
      <style:table-cell-properties style:vertical-align="middle" fo:padding="0.185cm" fo:border-left="0.05pt solid #000000" fo:border-right="0.05pt solid #000000" fo:border-top="none" fo:border-bottom="0.05pt solid #000000"/>
    </style:style>
    <style:style style:name="Tabla5.F10" style:family="table-cell">
      <style:table-cell-properties style:vertical-align="middle" fo:padding="0.185cm" fo:border-left="0.05pt solid #000000" fo:border-right="0.05pt solid #000000" fo:border-top="none" fo:border-bottom="0.05pt solid #000000"/>
    </style:style>
    <style:style style:name="Tabla5.A11" style:family="table-cell">
      <style:table-cell-properties style:vertical-align="middle" fo:padding="0.185cm" fo:border-left="0.05pt solid #000000" fo:border-right="0.05pt solid #000000" fo:border-top="none" fo:border-bottom="0.05pt solid #000000"/>
    </style:style>
    <style:style style:name="Tabla5.B11" style:family="table-cell">
      <style:table-cell-properties style:vertical-align="middle" fo:padding="0.185cm" fo:border-left="0.05pt solid #000000" fo:border-right="0.05pt solid #000000" fo:border-top="none" fo:border-bottom="0.05pt solid #000000"/>
    </style:style>
    <style:style style:name="Tabla5.C11" style:family="table-cell">
      <style:table-cell-properties style:vertical-align="middle" fo:padding="0.185cm" fo:border-left="0.05pt solid #000000" fo:border-right="0.05pt solid #000000" fo:border-top="none" fo:border-bottom="0.05pt solid #000000"/>
    </style:style>
    <style:style style:name="Tabla5.D11" style:family="table-cell">
      <style:table-cell-properties style:vertical-align="middle" fo:padding="0.185cm" fo:border-left="0.05pt solid #000000" fo:border-right="0.05pt solid #000000" fo:border-top="none" fo:border-bottom="0.05pt solid #000000"/>
    </style:style>
    <style:style style:name="Tabla5.E11" style:family="table-cell">
      <style:table-cell-properties style:vertical-align="middle" fo:padding="0.185cm" fo:border-left="0.05pt solid #000000" fo:border-right="0.05pt solid #000000" fo:border-top="none" fo:border-bottom="0.05pt solid #000000"/>
    </style:style>
    <style:style style:name="Tabla5.F11" style:family="table-cell">
      <style:table-cell-properties style:vertical-align="middle" fo:padding="0.185cm" fo:border-left="0.05pt solid #000000" fo:border-right="0.05pt solid #000000" fo:border-top="none" fo:border-bottom="0.05pt solid #000000"/>
    </style:style>
    <style:style style:name="Tabla6" style:family="table">
      <style:table-properties style:width="16.909cm" table:align="left"/>
    </style:style>
    <style:style style:name="Tabla6.A" style:family="table-column">
      <style:table-column-properties style:column-width="1.203cm"/>
    </style:style>
    <style:style style:name="Tabla6.B" style:family="table-column">
      <style:table-column-properties style:column-width="1.997cm"/>
    </style:style>
    <style:style style:name="Tabla6.C" style:family="table-column">
      <style:table-column-properties style:column-width="3.198cm"/>
    </style:style>
    <style:style style:name="Tabla6.D" style:family="table-column">
      <style:table-column-properties style:column-width="3.704cm"/>
    </style:style>
    <style:style style:name="Tabla6.E" style:family="table-column">
      <style:table-column-properties style:column-width="6.807cm"/>
    </style:style>
    <style:style style:name="Tabla6.A1" style:family="table-cell">
      <style:table-cell-properties style:vertical-align="middle" fo:padding="0.185cm" fo:border="0.05pt solid #000000"/>
    </style:style>
    <style:style style:name="Tabla6.D2" style:family="table-cell">
      <style:table-cell-properties style:vertical-align="middle" fo:background-color="#ff3333" fo:padding="0.185cm" fo:border="0.05pt solid #000000">
        <style:background-image/>
      </style:table-cell-properties>
    </style:style>
    <style:style style:name="Tabla6.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6.D3" style:family="table-cell">
      <style:table-cell-properties style:vertical-align="middle" fo:background-color="#ffff00" fo:padding="0.185cm" fo:border-left="0.05pt solid #000000" fo:border-right="0.05pt solid #000000" fo:border-top="none" fo:border-bottom="0.05pt solid #000000">
        <style:background-image/>
      </style:table-cell-properties>
    </style:style>
    <style:style style:name="Tabla6.A4" style:family="table-cell">
      <style:table-cell-properties style:vertical-align="middle" fo:padding="0.185cm" fo:border-left="0.05pt solid #000000" fo:border-right="0.05pt solid #000000" fo:border-top="none" fo:border-bottom="0.05pt solid #000000"/>
    </style:style>
    <style:style style:name="Tabla6.B4" style:family="table-cell">
      <style:table-cell-properties style:vertical-align="middle" fo:padding="0.185cm" fo:border-left="0.05pt solid #000000" fo:border-right="0.05pt solid #000000" fo:border-top="none" fo:border-bottom="0.05pt solid #000000"/>
    </style:style>
    <style:style style:name="Tabla6.C4" style:family="table-cell">
      <style:table-cell-properties style:vertical-align="middle" fo:padding="0.185cm" fo:border-left="0.05pt solid #000000" fo:border-right="0.05pt solid #000000" fo:border-top="none" fo:border-bottom="0.05pt solid #000000"/>
    </style:style>
    <style:style style:name="Tabla6.D4" style:family="table-cell">
      <style:table-cell-properties style:vertical-align="middle" fo:background-color="#66ff00" fo:padding="0.185cm" fo:border-left="0.05pt solid #000000" fo:border-right="0.05pt solid #000000" fo:border-top="none" fo:border-bottom="0.05pt solid #000000">
        <style:background-image/>
      </style:table-cell-properties>
    </style:style>
    <style:style style:name="Tabla6.E4" style:family="table-cell">
      <style:table-cell-properties style:vertical-align="middle" fo:padding="0.185cm" fo:border-left="0.05pt solid #000000" fo:border-right="0.05pt solid #000000" fo:border-top="none" fo:border-bottom="0.05pt solid #000000"/>
    </style:style>
    <style:style style:name="Tabla6.A5" style:family="table-cell">
      <style:table-cell-properties style:vertical-align="middle" fo:padding="0.185cm" fo:border-left="0.05pt solid #000000" fo:border-right="0.05pt solid #000000" fo:border-top="none" fo:border-bottom="0.05pt solid #000000"/>
    </style:style>
    <style:style style:name="Tabla6.B5" style:family="table-cell">
      <style:table-cell-properties style:vertical-align="middle" fo:padding="0.185cm" fo:border-left="0.05pt solid #000000" fo:border-right="0.05pt solid #000000" fo:border-top="none" fo:border-bottom="0.05pt solid #000000"/>
    </style:style>
    <style:style style:name="Tabla6.C5" style:family="table-cell">
      <style:table-cell-properties style:vertical-align="middle" fo:padding="0.185cm" fo:border-left="0.05pt solid #000000" fo:border-right="0.05pt solid #000000" fo:border-top="none" fo:border-bottom="0.05pt solid #000000"/>
    </style:style>
    <style:style style:name="Tabla6.E5" style:family="table-cell">
      <style:table-cell-properties style:vertical-align="middle" fo:padding="0.185cm" fo:border-left="0.05pt solid #000000" fo:border-right="0.05pt solid #000000" fo:border-top="none" fo:border-bottom="0.05pt solid #000000"/>
    </style:style>
    <style:style style:name="Tabla6.A6" style:family="table-cell">
      <style:table-cell-properties style:vertical-align="middle" fo:padding="0.185cm" fo:border-left="0.05pt solid #000000" fo:border-right="0.05pt solid #000000" fo:border-top="none" fo:border-bottom="0.05pt solid #000000"/>
    </style:style>
    <style:style style:name="Tabla6.B6" style:family="table-cell">
      <style:table-cell-properties style:vertical-align="middle" fo:padding="0.185cm" fo:border-left="0.05pt solid #000000" fo:border-right="0.05pt solid #000000" fo:border-top="none" fo:border-bottom="0.05pt solid #000000"/>
    </style:style>
    <style:style style:name="Tabla6.C6" style:family="table-cell">
      <style:table-cell-properties style:vertical-align="middle" fo:padding="0.185cm" fo:border-left="0.05pt solid #000000" fo:border-right="0.05pt solid #000000" fo:border-top="none" fo:border-bottom="0.05pt solid #000000"/>
    </style:style>
    <style:style style:name="Tabla6.E6" style:family="table-cell">
      <style:table-cell-properties style:vertical-align="middle" fo:padding="0.185cm" fo:border-left="0.05pt solid #000000" fo:border-right="0.05pt solid #000000" fo:border-top="none" fo:border-bottom="0.05pt solid #000000"/>
    </style:style>
    <style:style style:name="Tabla6.A7" style:family="table-cell">
      <style:table-cell-properties style:vertical-align="middle" fo:padding="0.185cm" fo:border-left="0.05pt solid #000000" fo:border-right="0.05pt solid #000000" fo:border-top="none" fo:border-bottom="0.05pt solid #000000"/>
    </style:style>
    <style:style style:name="Tabla6.B7" style:family="table-cell">
      <style:table-cell-properties style:vertical-align="middle" fo:padding="0.185cm" fo:border-left="0.05pt solid #000000" fo:border-right="0.05pt solid #000000" fo:border-top="none" fo:border-bottom="0.05pt solid #000000"/>
    </style:style>
    <style:style style:name="Tabla6.C7" style:family="table-cell">
      <style:table-cell-properties style:vertical-align="middle" fo:padding="0.185cm" fo:border-left="0.05pt solid #000000" fo:border-right="0.05pt solid #000000" fo:border-top="none" fo:border-bottom="0.05pt solid #000000"/>
    </style:style>
    <style:style style:name="Tabla6.E7" style:family="table-cell">
      <style:table-cell-properties style:vertical-align="middle" fo:padding="0.185cm" fo:border-left="0.05pt solid #000000" fo:border-right="0.05pt solid #000000" fo:border-top="none" fo:border-bottom="0.05pt solid #000000"/>
    </style:style>
    <style:style style:name="Tabla6.A8" style:family="table-cell">
      <style:table-cell-properties style:vertical-align="middle" fo:padding="0.185cm" fo:border-left="0.05pt solid #000000" fo:border-right="0.05pt solid #000000" fo:border-top="none" fo:border-bottom="0.05pt solid #000000"/>
    </style:style>
    <style:style style:name="Tabla6.B8" style:family="table-cell">
      <style:table-cell-properties style:vertical-align="middle" fo:padding="0.185cm" fo:border-left="0.05pt solid #000000" fo:border-right="0.05pt solid #000000" fo:border-top="none" fo:border-bottom="0.05pt solid #000000"/>
    </style:style>
    <style:style style:name="Tabla6.C8" style:family="table-cell">
      <style:table-cell-properties style:vertical-align="middle" fo:padding="0.185cm" fo:border-left="0.05pt solid #000000" fo:border-right="0.05pt solid #000000" fo:border-top="none" fo:border-bottom="0.05pt solid #000000"/>
    </style:style>
    <style:style style:name="Tabla6.E8" style:family="table-cell">
      <style:table-cell-properties style:vertical-align="middle" fo:padding="0.185cm" fo:border-left="0.05pt solid #000000" fo:border-right="0.05pt solid #000000" fo:border-top="none" fo:border-bottom="0.05pt solid #000000"/>
    </style:style>
    <style:style style:name="Tabla6.A10" style:family="table-cell">
      <style:table-cell-properties style:vertical-align="middle" fo:padding="0.185cm" fo:border-left="0.05pt solid #000000" fo:border-right="0.05pt solid #000000" fo:border-top="none" fo:border-bottom="0.05pt solid #000000"/>
    </style:style>
    <style:style style:name="Tabla6.B10" style:family="table-cell">
      <style:table-cell-properties style:vertical-align="middle" fo:padding="0.185cm" fo:border-left="0.05pt solid #000000" fo:border-right="0.05pt solid #000000" fo:border-top="none" fo:border-bottom="0.05pt solid #000000"/>
    </style:style>
    <style:style style:name="Tabla6.C10" style:family="table-cell">
      <style:table-cell-properties style:vertical-align="middle" fo:padding="0.185cm" fo:border-left="0.05pt solid #000000" fo:border-right="0.05pt solid #000000" fo:border-top="none" fo:border-bottom="0.05pt solid #000000"/>
    </style:style>
    <style:style style:name="Tabla6.E10" style:family="table-cell">
      <style:table-cell-properties style:vertical-align="middle" fo:padding="0.185cm" fo:border-left="0.05pt solid #000000" fo:border-right="0.05pt solid #000000" fo:border-top="none" fo:border-bottom="0.05pt solid #000000"/>
    </style:style>
    <style:style style:name="Tabla6.A11" style:family="table-cell">
      <style:table-cell-properties style:vertical-align="middle" fo:padding="0.185cm" fo:border-left="0.05pt solid #000000" fo:border-right="0.05pt solid #000000" fo:border-top="none" fo:border-bottom="0.05pt solid #000000"/>
    </style:style>
    <style:style style:name="Tabla6.B11" style:family="table-cell">
      <style:table-cell-properties style:vertical-align="middle" fo:padding="0.185cm" fo:border-left="0.05pt solid #000000" fo:border-right="0.05pt solid #000000" fo:border-top="none" fo:border-bottom="0.05pt solid #000000"/>
    </style:style>
    <style:style style:name="Tabla6.C11" style:family="table-cell">
      <style:table-cell-properties style:vertical-align="middle" fo:padding="0.185cm" fo:border-left="0.05pt solid #000000" fo:border-right="0.05pt solid #000000" fo:border-top="none" fo:border-bottom="0.05pt solid #000000"/>
    </style:style>
    <style:style style:name="Tabla6.E11" style:family="table-cell">
      <style:table-cell-properties style:vertical-align="middle" fo:padding="0.185cm" fo:border-left="0.05pt solid #000000" fo:border-right="0.05pt solid #000000" fo:border-top="none" fo:border-bottom="0.05pt solid #000000"/>
    </style:style>
    <style:style style:name="P1" style:family="paragraph" style:parent-style-name="Text_20_body">
      <style:paragraph-properties fo:margin-top="0cm" fo:margin-bottom="0cm" loext:contextual-spacing="false" fo:line-height="138%" fo:text-align="start" style:justify-single-word="false" style:writing-mode="lr-tb"/>
      <style:text-properties fo:font-weight="bold" officeooo:rsid="0007c3d4" officeooo:paragraph-rsid="0007c3d4" style:font-weight-asian="bold" style:font-weight-complex="bold"/>
    </style:style>
    <style:style style:name="P2"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officeooo:rsid="0007c3d4" officeooo:paragraph-rsid="0007c3d4" style:text-blinking="false" fo:background-color="transparent" style:font-size-asian="12pt" style:font-size-complex="12pt"/>
    </style:style>
    <style:style style:name="P3"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officeooo:rsid="0011b56a" officeooo:paragraph-rsid="0011b56a" style:text-blinking="false" fo:background-color="transparent" style:font-size-asian="12pt" style:font-weight-asian="bold" style:font-size-complex="12pt" style:font-weight-complex="bold"/>
    </style:style>
    <style:style style:name="P4"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officeooo:rsid="0011b56a" officeooo:paragraph-rsid="00155add" style:text-blinking="false" fo:background-color="transparent" style:font-size-asian="12pt" style:font-weight-asian="bold" style:font-size-complex="12pt" style:font-weight-complex="bold"/>
    </style:style>
    <style:style style:name="P5"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officeooo:rsid="00272a98" officeooo:paragraph-rsid="00272a98" style:text-blinking="false" fo:background-color="transparent" style:font-size-asian="12pt" style:font-weight-asian="bold" style:font-size-complex="12pt" style:font-weight-complex="bold"/>
    </style:style>
    <style:style style:name="P6"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officeooo:rsid="00148c76" officeooo:paragraph-rsid="00148c76" style:text-blinking="false" fo:background-color="transparent" style:font-size-asian="12pt" style:font-weight-asian="bold" style:font-size-complex="12pt" style:font-weight-complex="bold"/>
    </style:style>
    <style:style style:name="P7"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officeooo:rsid="00155add" officeooo:paragraph-rsid="00155add" style:text-blinking="false" fo:background-color="transparent" style:font-size-asian="12pt" style:font-weight-asian="bold" style:font-size-complex="12pt" style:font-weight-complex="bold"/>
    </style:style>
    <style:style style:name="P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officeooo:rsid="0036f554" officeooo:paragraph-rsid="0036f554" style:text-blinking="false" fo:background-color="transparent" style:font-size-asian="10.5pt" style:font-weight-asian="bold" style:font-size-complex="12pt" style:font-weight-complex="bold"/>
    </style:style>
    <style:style style:name="P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07c3d4" officeooo:paragraph-rsid="0007c3d4" style:text-blinking="false" fo:background-color="transparent" style:font-size-asian="12pt" style:font-weight-asian="normal" style:font-size-complex="12pt" style:font-weight-complex="normal"/>
    </style:style>
    <style:style style:name="P10"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11b56a" officeooo:paragraph-rsid="0011b56a" style:text-blinking="false" fo:background-color="transparent" style:font-size-asian="12pt" style:font-weight-asian="normal" style:font-size-complex="12pt" style:font-weight-complex="normal"/>
    </style:style>
    <style:style style:name="P11"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11b56a" officeooo:paragraph-rsid="00148c76" style:text-blinking="false" fo:background-color="transparent" style:font-size-asian="12pt" style:font-weight-asian="normal" style:font-size-complex="12pt" style:font-weight-complex="normal"/>
    </style:style>
    <style:style style:name="P12"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11b56a" officeooo:paragraph-rsid="0007c3d4" style:text-blinking="false" fo:background-color="transparent" style:font-size-asian="12pt" style:font-weight-asian="normal" style:font-size-complex="12pt" style:font-weight-complex="normal"/>
    </style:style>
    <style:style style:name="P13"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148c76" officeooo:paragraph-rsid="00155add" style:text-blinking="false" fo:background-color="transparent" style:font-size-asian="12pt" style:font-weight-asian="normal" style:font-size-complex="12pt" style:font-weight-complex="normal"/>
    </style:style>
    <style:style style:name="P14"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3367e8" officeooo:paragraph-rsid="00272a98" style:text-blinking="false" fo:background-color="transparent" style:font-size-asian="10.5pt" style:font-weight-asian="normal" style:font-size-complex="12pt" style:font-weight-complex="normal"/>
    </style:style>
    <style:style style:name="P15"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36f554" officeooo:paragraph-rsid="0036f554" style:text-blinking="false" fo:background-color="transparent" style:font-size-asian="10.5pt" style:font-weight-asian="normal" style:font-size-complex="12pt" style:font-weight-complex="normal"/>
    </style:style>
    <style:style style:name="P16" style:family="paragraph" style:parent-style-name="Text_20_body">
      <style:paragraph-properties fo:margin-top="0cm" fo:margin-bottom="0cm" loext:contextual-spacing="false" fo:line-height="138%" fo:text-align="start" style:justify-single-word="false" style:writing-mode="lr-tb"/>
      <style:text-properties fo:font-size="12pt" officeooo:paragraph-rsid="0007c3d4" style:font-size-asian="12pt" style:font-size-complex="12pt"/>
    </style:style>
    <style:style style:name="P17"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officeooo:paragraph-rsid="0007c3d4" style:text-blinking="false" fo:background-color="transparent" style:font-size-asian="12pt" style:font-size-complex="12pt"/>
    </style:style>
    <style:style style:name="P18"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officeooo:paragraph-rsid="0011b56a" style:text-blinking="false" fo:background-color="transparent" style:font-size-asian="12pt" style:font-size-complex="12pt"/>
    </style:style>
    <style:style style:name="P19"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officeooo:paragraph-rsid="00148c76" style:text-blinking="false" fo:background-color="transparent" style:font-size-asian="12pt" style:font-size-complex="12pt"/>
    </style:style>
    <style:style style:name="P20"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officeooo:paragraph-rsid="00155add" style:text-blinking="false" fo:background-color="transparent" style:font-size-asian="12pt" style:font-size-complex="12pt"/>
    </style:style>
    <style:style style:name="P21"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officeooo:paragraph-rsid="00272a98" style:text-blinking="false" fo:background-color="transparent" style:font-size-asian="12pt" style:font-size-complex="12pt"/>
    </style:style>
    <style:style style:name="P22" style:family="paragraph" style:parent-style-name="Table_20_Contents">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rsid="0007c3d4" officeooo:paragraph-rsid="003738c0" style:text-blinking="false" fo:background-color="transparent" style:font-size-asian="12pt" style:font-weight-asian="normal" style:font-size-complex="12pt" style:font-weight-complex="normal"/>
    </style:style>
    <style:style style:name="P23" style:family="paragraph" style:parent-style-name="Table_20_Contents">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rsid="00375c2a" officeooo:paragraph-rsid="00375c2a" style:text-blinking="false" fo:background-color="transparent" style:font-size-asian="12pt" style:font-weight-asian="normal" style:font-size-complex="12pt" style:font-weight-complex="normal"/>
    </style:style>
    <style:style style:name="P24" style:family="paragraph" style:parent-style-name="Standard">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148c76" officeooo:paragraph-rsid="00148c76" style:text-blinking="false" fo:background-color="transparent" style:font-size-asian="12pt" style:font-weight-asian="normal" style:font-size-complex="12pt" style:font-weight-complex="normal"/>
    </style:style>
    <style:style style:name="P25" style:family="paragraph" style:parent-style-name="Text_20_body">
      <style:paragraph-properties fo:margin-top="0cm" fo:margin-bottom="0cm" loext:contextual-spacing="false"/>
      <style:text-properties fo:font-size="12pt" officeooo:paragraph-rsid="00272a98" style:font-size-asian="12pt" style:font-size-complex="12pt"/>
    </style:style>
    <style:style style:name="P26" style:family="paragraph" style:parent-style-name="Table_20_Contents">
      <style:paragraph-properties fo:text-align="center" style:justify-single-word="false"/>
      <style:text-properties style:font-name="Arial1" fo:font-size="12pt" officeooo:rsid="0007c3d4" officeooo:paragraph-rsid="0007c3d4" style:font-size-asian="12pt" style:font-size-complex="12pt"/>
    </style:style>
    <style:style style:name="P27" style:family="paragraph" style:parent-style-name="Table_20_Contents">
      <style:paragraph-properties fo:text-align="center" style:justify-single-word="false"/>
      <style:text-properties style:font-name="Arial1" fo:font-size="12pt" officeooo:rsid="00091368" officeooo:paragraph-rsid="00091368" style:font-size-asian="12pt" style:font-size-complex="12pt"/>
    </style:style>
    <style:style style:name="P28" style:family="paragraph" style:parent-style-name="Table_20_Contents">
      <style:paragraph-properties fo:text-align="center" style:justify-single-word="false"/>
      <style:text-properties style:font-name="Arial1" fo:font-size="12pt" officeooo:rsid="000a19cb" officeooo:paragraph-rsid="000a19cb" style:font-size-asian="12pt" style:font-size-complex="12pt"/>
    </style:style>
    <style:style style:name="P29" style:family="paragraph" style:parent-style-name="Table_20_Contents">
      <style:paragraph-properties fo:text-align="center" style:justify-single-word="false"/>
      <style:text-properties style:font-name="Arial1" fo:font-size="12pt" officeooo:rsid="000ac2b3" officeooo:paragraph-rsid="000ac2b3" style:font-size-asian="12pt" style:font-size-complex="12pt"/>
    </style:style>
    <style:style style:name="P30" style:family="paragraph" style:parent-style-name="Table_20_Contents">
      <style:paragraph-properties fo:text-align="start" style:justify-single-word="false"/>
      <style:text-properties style:font-name="Arial1" fo:font-size="12pt" officeooo:rsid="000ac2b3" officeooo:paragraph-rsid="000ac2b3" style:font-size-asian="12pt" style:font-size-complex="12pt"/>
    </style:style>
    <style:style style:name="P31" style:family="paragraph" style:parent-style-name="Table_20_Contents">
      <style:paragraph-properties fo:text-align="center" style:justify-single-word="false"/>
      <style:text-properties style:font-name="Arial1" fo:font-size="12pt" officeooo:rsid="000b9794" officeooo:paragraph-rsid="000b9794" style:font-size-asian="12pt" style:font-size-complex="12pt"/>
    </style:style>
    <style:style style:name="P32" style:family="paragraph" style:parent-style-name="Table_20_Contents">
      <style:paragraph-properties fo:text-align="start" style:justify-single-word="false"/>
      <style:text-properties style:font-name="Arial1" fo:font-size="12pt" officeooo:rsid="000b9794" officeooo:paragraph-rsid="000b9794" style:font-size-asian="12pt" style:font-size-complex="12pt"/>
    </style:style>
    <style:style style:name="P33" style:family="paragraph" style:parent-style-name="Table_20_Contents">
      <style:paragraph-properties fo:text-align="start" style:justify-single-word="false"/>
      <style:text-properties style:font-name="Arial1" fo:font-size="12pt" officeooo:rsid="000b9794" officeooo:paragraph-rsid="0007c3d4" style:font-size-asian="12pt" style:font-size-complex="12pt"/>
    </style:style>
    <style:style style:name="P34" style:family="paragraph" style:parent-style-name="Table_20_Contents">
      <style:paragraph-properties fo:text-align="start" style:justify-single-word="false"/>
      <style:text-properties style:font-name="Arial1" fo:font-size="12pt" officeooo:paragraph-rsid="0007c3d4" style:font-size-asian="12pt" style:font-size-complex="12pt"/>
    </style:style>
    <style:style style:name="P35" style:family="paragraph" style:parent-style-name="Table_20_Contents">
      <style:paragraph-properties fo:text-align="start" style:justify-single-word="false"/>
      <style:text-properties style:font-name="Arial1" fo:font-size="12pt" officeooo:rsid="000d5fd7" officeooo:paragraph-rsid="0007c3d4" style:font-size-asian="12pt" style:font-size-complex="12pt"/>
    </style:style>
    <style:style style:name="P36" style:family="paragraph" style:parent-style-name="Table_20_Contents">
      <style:text-properties style:font-name="Arial1" fo:font-size="12pt" officeooo:rsid="00167043" officeooo:paragraph-rsid="00167043" style:font-size-asian="12pt" style:font-size-complex="12pt"/>
    </style:style>
    <style:style style:name="P37" style:family="paragraph" style:parent-style-name="Table_20_Contents">
      <style:paragraph-properties fo:text-align="center" style:justify-single-word="false"/>
      <style:text-properties style:font-name="Arial1" fo:font-size="12pt" officeooo:paragraph-rsid="00155add" style:font-size-asian="12pt" style:font-size-complex="12pt"/>
    </style:style>
    <style:style style:name="P38" style:family="paragraph" style:parent-style-name="Table_20_Contents">
      <style:text-properties style:font-name="Arial1" fo:font-size="12pt" officeooo:rsid="0017547d" officeooo:paragraph-rsid="0017547d" style:font-size-asian="12pt" style:font-size-complex="12pt"/>
    </style:style>
    <style:style style:name="P39" style:family="paragraph" style:parent-style-name="Table_20_Contents">
      <style:text-properties style:font-name="Arial1" fo:font-size="12pt" officeooo:rsid="0018c914" officeooo:paragraph-rsid="0018c914" style:font-size-asian="12pt" style:font-size-complex="12pt"/>
    </style:style>
    <style:style style:name="P40" style:family="paragraph" style:parent-style-name="Table_20_Contents">
      <style:text-properties style:font-name="Arial1" fo:font-size="12pt" officeooo:rsid="001a1569" officeooo:paragraph-rsid="001a1569" style:font-size-asian="12pt" style:font-size-complex="12pt"/>
    </style:style>
    <style:style style:name="P41" style:family="paragraph" style:parent-style-name="Table_20_Contents">
      <style:text-properties style:font-name="Arial1" fo:font-size="12pt" officeooo:rsid="001a1569" officeooo:paragraph-rsid="001d4312" style:font-size-asian="12pt" style:font-size-complex="12pt"/>
    </style:style>
    <style:style style:name="P42" style:family="paragraph" style:parent-style-name="Table_20_Contents">
      <style:text-properties style:font-name="Arial1" fo:font-size="12pt" officeooo:rsid="001b7a7e" officeooo:paragraph-rsid="001b7a7e" style:font-size-asian="12pt" style:font-size-complex="12pt"/>
    </style:style>
    <style:style style:name="P43" style:family="paragraph" style:parent-style-name="Table_20_Contents">
      <style:paragraph-properties fo:text-align="center" style:justify-single-word="false"/>
      <style:text-properties style:font-name="Arial1" fo:font-size="12pt" officeooo:rsid="001b7a7e" officeooo:paragraph-rsid="001b7a7e" style:font-size-asian="12pt" style:font-size-complex="12pt"/>
    </style:style>
    <style:style style:name="P44" style:family="paragraph" style:parent-style-name="Table_20_Contents">
      <style:text-properties style:font-name="Arial1" fo:font-size="12pt" officeooo:rsid="001d4312" officeooo:paragraph-rsid="001d4312" style:font-size-asian="12pt" style:font-size-complex="12pt"/>
    </style:style>
    <style:style style:name="P45" style:family="paragraph" style:parent-style-name="Table_20_Contents">
      <style:text-properties style:font-name="Arial1" fo:font-size="12pt" officeooo:rsid="001eecbf" officeooo:paragraph-rsid="001eecbf" style:font-size-asian="12pt" style:font-size-complex="12pt"/>
    </style:style>
    <style:style style:name="P46" style:family="paragraph" style:parent-style-name="Table_20_Contents">
      <style:text-properties style:font-name="Arial1" fo:font-size="12pt" officeooo:rsid="001efc45" officeooo:paragraph-rsid="001efc45" style:font-size-asian="12pt" style:font-size-complex="12pt"/>
    </style:style>
    <style:style style:name="P47" style:family="paragraph" style:parent-style-name="Table_20_Contents">
      <style:text-properties style:font-name="Arial1" fo:font-size="12pt" officeooo:rsid="00216027" officeooo:paragraph-rsid="00216027" style:font-size-asian="12pt" style:font-size-complex="12pt"/>
    </style:style>
    <style:style style:name="P48" style:family="paragraph" style:parent-style-name="Table_20_Contents">
      <style:text-properties style:font-name="Arial1" fo:font-size="12pt" officeooo:rsid="00227c3f" officeooo:paragraph-rsid="00227c3f" style:font-size-asian="12pt" style:font-size-complex="12pt"/>
    </style:style>
    <style:style style:name="P49" style:family="paragraph" style:parent-style-name="Table_20_Contents">
      <style:text-properties style:font-name="Arial1" fo:font-size="12pt" officeooo:rsid="00243ba3" officeooo:paragraph-rsid="00243ba3" style:font-size-asian="12pt" style:font-size-complex="12pt"/>
    </style:style>
    <style:style style:name="P50" style:family="paragraph" style:parent-style-name="Table_20_Contents">
      <style:text-properties style:font-name="Arial1" fo:font-size="12pt" officeooo:rsid="0026d4e8" officeooo:paragraph-rsid="0026d4e8" style:font-size-asian="12pt" style:font-size-complex="12pt"/>
    </style:style>
    <style:style style:name="P51" style:family="paragraph" style:parent-style-name="Table_20_Contents">
      <style:paragraph-properties fo:text-align="start" style:justify-single-word="false"/>
      <style:text-properties style:font-name="Arial1" fo:font-size="12pt" officeooo:rsid="00282c89" officeooo:paragraph-rsid="002d2f92" style:font-size-asian="12pt" style:font-size-complex="12pt"/>
    </style:style>
    <style:style style:name="P52" style:family="paragraph" style:parent-style-name="Table_20_Contents">
      <style:text-properties style:font-name="Arial1" fo:font-size="12pt" officeooo:rsid="00294b90" officeooo:paragraph-rsid="00294b90" style:font-size-asian="12pt" style:font-size-complex="12pt"/>
    </style:style>
    <style:style style:name="P53" style:family="paragraph" style:parent-style-name="Table_20_Contents">
      <style:text-properties style:font-name="Arial1" fo:font-size="12pt" officeooo:rsid="002d2f92" officeooo:paragraph-rsid="002d2f92" style:font-size-asian="12pt" style:font-size-complex="12pt"/>
    </style:style>
    <style:style style:name="P54" style:family="paragraph" style:parent-style-name="Table_20_Contents">
      <style:text-properties style:font-name="Arial1" fo:font-size="12pt" officeooo:rsid="002d5887" officeooo:paragraph-rsid="002d5887" style:font-size-asian="12pt" style:font-size-complex="12pt"/>
    </style:style>
    <style:style style:name="P55" style:family="paragraph" style:parent-style-name="Table_20_Contents">
      <style:paragraph-properties fo:text-align="center" style:justify-single-word="false"/>
      <style:text-properties style:font-name="Arial1" fo:font-size="12pt" officeooo:rsid="00306247" officeooo:paragraph-rsid="00306247" style:font-size-asian="12pt" style:font-size-complex="12pt"/>
    </style:style>
    <style:style style:name="P56" style:family="paragraph" style:parent-style-name="Table_20_Contents">
      <style:text-properties style:font-name="Arial1" fo:font-size="12pt" officeooo:rsid="00306247" officeooo:paragraph-rsid="00306247" style:font-size-asian="12pt" style:font-size-complex="12pt"/>
    </style:style>
    <style:style style:name="P57" style:family="paragraph" style:parent-style-name="Table_20_Contents">
      <style:paragraph-properties fo:text-align="center" style:justify-single-word="false"/>
      <style:text-properties style:font-name="Arial1" fo:font-size="12pt" officeooo:rsid="0035b103" officeooo:paragraph-rsid="0035b103" style:font-size-asian="12pt" style:font-size-complex="12pt"/>
    </style:style>
    <style:style style:name="P58" style:family="paragraph" style:parent-style-name="Table_20_Contents">
      <style:text-properties style:font-name="Arial1" fo:font-size="12pt" officeooo:rsid="0036b90c" officeooo:paragraph-rsid="0036b90c" style:font-size-asian="12pt" style:font-size-complex="12pt"/>
    </style:style>
    <style:style style:name="P59" style:family="paragraph" style:parent-style-name="Table_20_Contents">
      <style:paragraph-properties fo:text-align="center" style:justify-single-word="false"/>
      <style:text-properties fo:font-size="12pt" officeooo:rsid="0011b56a" officeooo:paragraph-rsid="0011b56a" style:font-size-asian="12pt" style:font-size-complex="12pt"/>
    </style:style>
    <style:style style:name="P60" style:family="paragraph" style:parent-style-name="Table_20_Contents">
      <style:paragraph-properties fo:text-align="center" style:justify-single-word="false"/>
      <style:text-properties fo:font-size="12pt" officeooo:rsid="0011b56a" officeooo:paragraph-rsid="00148c76" style:font-size-asian="12pt" style:font-size-complex="12pt"/>
    </style:style>
    <style:style style:name="P61" style:family="paragraph" style:parent-style-name="Table_20_Contents">
      <style:paragraph-properties fo:text-align="center" style:justify-single-word="false"/>
      <style:text-properties fo:font-size="12pt" officeooo:rsid="001305c8" officeooo:paragraph-rsid="001305c8" style:font-size-asian="12pt" style:font-size-complex="12pt"/>
    </style:style>
    <style:style style:name="P62" style:family="paragraph" style:parent-style-name="Table_20_Contents">
      <style:paragraph-properties fo:text-align="center" style:justify-single-word="false"/>
      <style:text-properties fo:font-size="12pt" officeooo:rsid="00148c76" officeooo:paragraph-rsid="00148c76" style:font-size-asian="12pt" style:font-size-complex="12pt"/>
    </style:style>
    <style:style style:name="P63" style:family="paragraph" style:parent-style-name="Table_20_Contents">
      <style:paragraph-properties fo:text-align="center" style:justify-single-word="false"/>
      <style:text-properties fo:font-size="12pt" officeooo:rsid="00155add" officeooo:paragraph-rsid="00155add" style:font-size-asian="12pt" style:font-size-complex="12pt"/>
    </style:style>
    <style:style style:name="P64" style:family="paragraph" style:parent-style-name="Table_20_Contents">
      <style:paragraph-properties fo:text-align="center" style:justify-single-word="false"/>
      <style:text-properties fo:font-size="12pt" officeooo:rsid="00272a98" officeooo:paragraph-rsid="00272a98" style:font-size-asian="12pt" style:font-size-complex="12pt"/>
    </style:style>
    <style:style style:name="P65" style:family="paragraph" style:parent-style-name="Table_20_Contents">
      <style:paragraph-properties fo:text-align="center" style:justify-single-word="false"/>
      <style:text-properties fo:font-size="12pt" officeooo:rsid="00278dbe" officeooo:paragraph-rsid="00278dbe" style:font-size-asian="12pt" style:font-size-complex="12pt"/>
    </style:style>
    <style:style style:name="P66" style:family="paragraph" style:parent-style-name="Table_20_Contents">
      <style:paragraph-properties fo:text-align="center" style:justify-single-word="false"/>
      <style:text-properties fo:font-size="12pt" officeooo:rsid="00278dbe" officeooo:paragraph-rsid="00306247" style:font-size-asian="12pt" style:font-size-complex="12pt"/>
    </style:style>
    <style:style style:name="P67" style:family="paragraph" style:parent-style-name="Table_20_Contents">
      <style:paragraph-properties fo:text-align="center" style:justify-single-word="false"/>
      <style:text-properties fo:font-size="12pt" officeooo:rsid="00306247" officeooo:paragraph-rsid="00306247" style:font-size-asian="12pt" style:font-size-complex="12pt"/>
    </style:style>
    <style:style style:name="P68" style:family="paragraph" style:parent-style-name="Table_20_Contents">
      <style:paragraph-properties fo:text-align="center" style:justify-single-word="false"/>
      <style:text-properties fo:font-size="12pt" officeooo:rsid="0035b103" officeooo:paragraph-rsid="0035b103" style:font-size-asian="12pt" style:font-size-complex="12pt"/>
    </style:style>
    <style:style style:name="P69" style:family="paragraph" style:parent-style-name="Standard">
      <style:text-properties officeooo:paragraph-rsid="0011b56a"/>
    </style:style>
    <style:style style:name="P70" style:family="paragraph" style:parent-style-name="Table_20_Contents" style:list-style-name="L1">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rsid="0007c3d4" officeooo:paragraph-rsid="0036f554" style:text-blinking="false" fo:background-color="transparent" style:font-size-asian="12pt" style:font-weight-asian="normal" style:font-size-complex="12pt" style:font-weight-complex="normal"/>
    </style:style>
    <style:style style:name="P71" style:family="paragraph" style:parent-style-name="Table_20_Contents" style:list-style-name="L1">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rsid="0007c3d4" officeooo:paragraph-rsid="003738c0" style:text-blinking="false" fo:background-color="transparent" style:font-size-asian="12pt" style:font-weight-asian="normal" style:font-size-complex="12pt" style:font-weight-complex="normal"/>
    </style:style>
    <style:style style:name="P72"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rsid="0036f554" officeooo:paragraph-rsid="0036f554" style:text-blinking="false" fo:background-color="transparent" style:font-size-asian="12pt" style:font-weight-asian="normal" style:font-size-complex="12pt" style:font-weight-complex="normal"/>
    </style:style>
    <style:style style:name="P73"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rsid="0034e6db" officeooo:paragraph-rsid="0036f554" style:text-blinking="false" fo:background-color="transparent" style:font-size-asian="12pt" style:font-weight-asian="normal" style:font-size-complex="12pt" style:font-weight-complex="normal"/>
    </style:style>
    <style:style style:name="T1" style:family="text">
      <style:text-properties fo:font-variant="normal" fo:text-transform="none" fo:color="#000000" style:text-line-through-style="none" style:text-line-through-type="none" style:font-name="Arial" fo:font-style="normal" style:text-underline-style="none" fo:font-weight="bold" officeooo:rsid="0007c3d4" style:text-blinking="false" fo:background-color="transparent" loext:char-shading-value="0" style:font-weight-asian="bold" style:font-weight-complex="bold"/>
    </style:style>
    <style:style style:name="T2" style:family="text">
      <style:text-properties fo:font-variant="normal" fo:text-transform="none" fo:color="#000000" style:text-line-through-style="none" style:text-line-through-type="none" style:font-name="Arial" fo:font-style="normal" style:text-underline-style="none" fo:font-weight="bold" officeooo:rsid="0011b56a" style:text-blinking="false" fo:background-color="transparent" loext:char-shading-value="0" style:font-weight-asian="bold" style:font-weight-complex="bold"/>
    </style:style>
    <style:style style:name="T3" style:family="text">
      <style:text-properties officeooo:rsid="000a19cb"/>
    </style:style>
    <style:style style:name="T4" style:family="text">
      <style:text-properties officeooo:rsid="000ac2b3"/>
    </style:style>
    <style:style style:name="T5" style:family="text">
      <style:text-properties officeooo:rsid="000b9794"/>
    </style:style>
    <style:style style:name="T6" style:family="text">
      <style:text-properties officeooo:rsid="000d5fd7"/>
    </style:style>
    <style:style style:name="T7" style:family="text">
      <style:text-properties officeooo:rsid="000d7220"/>
    </style:style>
    <style:style style:name="T8" style:family="text">
      <style:text-properties officeooo:rsid="000e3046"/>
    </style:style>
    <style:style style:name="T9" style:family="text">
      <style:text-properties officeooo:rsid="000e63ad"/>
    </style:style>
    <style:style style:name="T10" style:family="text">
      <style:text-properties officeooo:rsid="000fa20d"/>
    </style:style>
    <style:style style:name="T11" style:family="text">
      <style:text-properties officeooo:rsid="00114e28"/>
    </style:style>
    <style:style style:name="T12" style:family="text">
      <style:text-properties officeooo:rsid="001d4312"/>
    </style:style>
    <style:style style:name="T13" style:family="text">
      <style:text-properties officeooo:rsid="0026d4e8"/>
    </style:style>
    <style:style style:name="T14" style:family="text">
      <style:text-properties officeooo:rsid="0027fae9"/>
    </style:style>
    <style:style style:name="T15" style:family="text">
      <style:text-properties officeooo:rsid="002d5887"/>
    </style:style>
    <style:style style:name="T16" style:family="text">
      <style:text-properties officeooo:rsid="00306247"/>
    </style:style>
    <style:style style:name="T17" style:family="text">
      <style:text-properties officeooo:rsid="00337439"/>
    </style:style>
    <style:style style:name="T18" style:family="text">
      <style:text-properties officeooo:rsid="0036b90c"/>
    </style:style>
    <style:style style:name="T19" style:family="text">
      <style:text-properties officeooo:rsid="0036f554"/>
    </style:style>
    <style:style style:name="T20" style:family="text">
      <style:text-properties style:font-name="Arial1" style:font-size-asian="12pt"/>
    </style:style>
    <style:style style:name="T21" style:family="text">
      <style:text-properties style:font-name="Arial1" officeooo:rsid="0007c3d4" style:font-size-asian="12pt"/>
    </style:style>
    <style:style style:name="T22" style:family="text">
      <style:text-properties style:font-name="Arial1" officeooo:rsid="000ac2b3" style:font-size-asian="12pt"/>
    </style:style>
    <style:style style:name="T23" style:family="text">
      <style:text-properties fo:font-weight="bold" style:font-weight-asian="bold" style:font-weight-complex="bold"/>
    </style:style>
    <style:style style:name="T24" style:family="text">
      <style:text-properties fo:font-weight="bold" officeooo:rsid="000ac2b3" style:font-weight-asian="bold" style:font-weight-complex="bold"/>
    </style:style>
    <style:style style:name="T25" style:family="text">
      <style:text-properties officeooo:rsid="003738c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estión de Riesgos - Iteración <text:span text:style-name="T17">3</text:span></text:p>
      <text:p text:style-name="P1"/>
      <text:p text:style-name="P16"><text:span text:style-name="T1">1. Identificación de riesgos </text:span><text:span text:style-name="T2">y análisis cualitativo</text:span></text:p>
      <text:p text:style-name="P12"/>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P17">ID</text:p>
          </table:table-cell>
          <table:table-cell table:style-name="Tabla3.A1" office:value-type="string">
            <text:p text:style-name="P17">Riesgo</text:p>
          </table:table-cell>
          <table:table-cell table:style-name="Tabla3.A1" office:value-type="string">
            <text:p text:style-name="P17">Probabilidad de Ocurrencia</text:p>
          </table:table-cell>
          <table:table-cell table:style-name="Tabla3.A1" office:value-type="string">
            <text:p text:style-name="P17">Impacto</text:p>
          </table:table-cell>
          <table:table-cell table:style-name="Tabla3.A1" office:value-type="string">
            <text:p text:style-name="P17">Causas</text:p>
          </table:table-cell>
          <table:table-cell table:style-name="Tabla3.A1" office:value-type="string">
            <text:p text:style-name="P17">Consecuencias</text:p>
          </table:table-cell>
        </table:table-row>
        <table:table-row>
          <table:table-cell table:style-name="Tabla3.A1" office:value-type="string">
            <text:p text:style-name="P26"><text:span text:style-name="T4">RGP</text:span>01</text:p>
          </table:table-cell>
          <table:table-cell table:style-name="Tabla3.A1" office:value-type="string">
            <text:p text:style-name="P26">Planificación demasiado optimista</text:p>
          </table:table-cell>
          <table:table-cell table:style-name="Tabla3.C2" office:value-type="string">
            <text:p text:style-name="P57">Baja</text:p>
          </table:table-cell>
          <table:table-cell table:style-name="Tabla3.A1" office:value-type="string">
            <text:p text:style-name="P29">Alto</text:p>
          </table:table-cell>
          <table:table-cell table:style-name="Tabla3.A1" office:value-type="string">
            <text:p text:style-name="P32">- Subestimar las actividades</text:p>
            <text:p text:style-name="P32">- Falta de experiencia</text:p>
          </table:table-cell>
          <table:table-cell table:style-name="Tabla3.A1" office:value-type="string">
            <text:p text:style-name="P34">- <text:span text:style-name="T5">Retraso en el proyecto</text:span></text:p>
          </table:table-cell>
        </table:table-row>
        <table:table-row>
          <table:table-cell table:style-name="Tabla3.A3" office:value-type="string">
            <text:p text:style-name="P26"><text:span text:style-name="T4">RM</text:span>0<text:span text:style-name="T4">1</text:span></text:p>
          </table:table-cell>
          <table:table-cell table:style-name="Tabla3.A3" office:value-type="string">
            <text:p text:style-name="P26">Cambio en los requerimientos</text:p>
          </table:table-cell>
          <table:table-cell table:style-name="Tabla3.A3" office:value-type="string">
            <text:p text:style-name="P55">Muy baja</text:p>
          </table:table-cell>
          <table:table-cell table:style-name="Tabla3.A3" office:value-type="string">
            <text:p text:style-name="P55">Alto</text:p>
          </table:table-cell>
          <table:table-cell table:style-name="Tabla3.A3" office:value-type="string">
            <text:p text:style-name="P34">- <text:span text:style-name="T5">Falta de comprensión del negocio</text:span></text:p>
            <text:p text:style-name="P33">- Funcionalidad no contemplada</text:p>
          </table:table-cell>
          <table:table-cell table:style-name="Tabla3.A3" office:value-type="string">
            <text:p text:style-name="P34">- <text:span text:style-name="T5">Retraso en el proyecto</text:span></text:p>
            <text:p text:style-name="P34">- <text:span text:style-name="T6">Modificación en la lógica del sistema</text:span></text:p>
          </table:table-cell>
        </table:table-row>
        <table:table-row>
          <table:table-cell table:style-name="Tabla3.A3" office:value-type="string">
            <text:p text:style-name="P26"><text:span text:style-name="T4">RGP</text:span>0<text:span text:style-name="T4">2</text:span></text:p>
          </table:table-cell>
          <table:table-cell table:style-name="Tabla3.A3" office:value-type="string">
            <text:p text:style-name="P26"><text:span text:style-name="T3">Falta de experiencia</text:span> en la tecnología a aplicar</text:p>
          </table:table-cell>
          <table:table-cell table:style-name="Tabla3.A3" office:value-type="string">
            <text:p text:style-name="P57">Medi<text:span text:style-name="T25">a</text:span></text:p>
          </table:table-cell>
          <table:table-cell table:style-name="Tabla3.A3" office:value-type="string">
            <text:p text:style-name="P29">Medio</text:p>
          </table:table-cell>
          <table:table-cell table:style-name="Tabla3.A3" office:value-type="string">
            <text:p text:style-name="P35">- Utilización de tecnología desconocida por los miembros del equipo</text:p>
          </table:table-cell>
          <table:table-cell table:style-name="Tabla3.A3" office:value-type="string">
            <text:p text:style-name="P35">- Retraso en el proyecto</text:p>
          </table:table-cell>
        </table:table-row>
        <table:table-row>
          <table:table-cell table:style-name="Tabla3.A3" office:value-type="string">
            <text:p text:style-name="P26">R<text:span text:style-name="T4">M</text:span>0<text:span text:style-name="T4">2</text:span></text:p>
          </table:table-cell>
          <table:table-cell table:style-name="Tabla3.A3" office:value-type="string">
            <text:p text:style-name="P26">Diseño inadecuado</text:p>
          </table:table-cell>
          <table:table-cell table:style-name="Tabla3.A3" office:value-type="string">
            <text:p text:style-name="P55">Baja</text:p>
          </table:table-cell>
          <table:table-cell table:style-name="Tabla3.A3" office:value-type="string">
            <text:p text:style-name="P29">Muy Alto</text:p>
          </table:table-cell>
          <table:table-cell table:style-name="Tabla3.A3" office:value-type="string">
            <text:p text:style-name="P34">- <text:span text:style-name="T6">Falta de experiencia en diseño de software</text:span></text:p>
            <text:p text:style-name="P34">- <text:span text:style-name="T7">La arquitectura elegida es incorrecta</text:span></text:p>
          </table:table-cell>
          <table:table-cell table:style-name="Tabla3.A3" office:value-type="string">
            <text:p text:style-name="P34">- <text:span text:style-name="T7">Retraso en el proyecto</text:span></text:p>
            <text:p text:style-name="P34">- <text:span text:style-name="T7">Rediseño</text:span></text:p>
          </table:table-cell>
        </table:table-row>
        <table:table-row>
          <table:table-cell table:style-name="Tabla3.A11" office:value-type="string">
            <text:p text:style-name="P26">R<text:span text:style-name="T4">I</text:span>0<text:span text:style-name="T4">1</text:span></text:p>
          </table:table-cell>
          <table:table-cell table:style-name="Tabla3.B11" office:value-type="string">
            <text:p text:style-name="P27">Funcionalidad del servicio de mapas insuficiente</text:p>
          </table:table-cell>
          <table:table-cell table:style-name="Tabla3.C11" office:value-type="string">
            <text:p text:style-name="P29">Alta</text:p>
          </table:table-cell>
          <table:table-cell table:style-name="Tabla3.D11" office:value-type="string">
            <text:p text:style-name="P31">Alto</text:p>
          </table:table-cell>
          <table:table-cell table:style-name="Tabla3.E11" office:value-type="string">
            <text:p text:style-name="P34">- <text:span text:style-name="T8">Funcionalidad limitada del servicio</text:span></text:p>
          </table:table-cell>
          <table:table-cell table:style-name="Tabla3.F11" office:value-type="string">
            <text:p text:style-name="P34">- <text:span text:style-name="T9">Tener que utilizar un servicio de mapas diferente (no gratuito)</text:span></text:p>
          </table:table-cell>
        </table:table-row>
        <table:table-row>
          <table:table-cell table:style-name="Tabla3.A11" office:value-type="string">
            <text:p text:style-name="P26">R<text:span text:style-name="T4">GP</text:span>0<text:span text:style-name="T4">3</text:span></text:p>
          </table:table-cell>
          <table:table-cell table:style-name="Tabla3.B11" office:value-type="string">
            <text:p text:style-name="P28">La planificación no incluye tareas necesarias</text:p>
          </table:table-cell>
          <table:table-cell table:style-name="Tabla3.C11" office:value-type="string">
            <text:p text:style-name="P29">Media</text:p>
          </table:table-cell>
          <table:table-cell table:style-name="Tabla3.D11" office:value-type="string">
            <text:p text:style-name="P31">Bajo</text:p>
          </table:table-cell>
          <table:table-cell table:style-name="Tabla3.E11" office:value-type="string">
            <text:p text:style-name="P34">- <text:span text:style-name="T9">Mala estimación de determinadas actividades</text:span></text:p>
            <text:p text:style-name="P34">- <text:span text:style-name="T9">Falta de experiencia en la tecnología a utilizar</text:span></text:p>
          </table:table-cell>
          <table:table-cell table:style-name="Tabla3.F11" office:value-type="string">
            <text:p text:style-name="P34">- <text:span text:style-name="T9">Retraso en el proyecto</text:span></text:p>
            <text:p text:style-name="P34">- <text:span text:style-name="T9">Replanificación</text:span></text:p>
          </table:table-cell>
        </table:table-row>
        <text:soft-page-break/>
        <table:table-row>
          <table:table-cell table:style-name="Tabla3.A11" office:value-type="string">
            <text:p text:style-name="P26">R<text:span text:style-name="T4">GP</text:span>0<text:span text:style-name="T4">4</text:span></text:p>
          </table:table-cell>
          <table:table-cell table:style-name="Tabla3.B11" office:value-type="string">
            <text:p text:style-name="P28">Falta de experiencia en la gestión del proyecto</text:p>
          </table:table-cell>
          <table:table-cell table:style-name="Tabla3.C11" office:value-type="string">
            <text:p text:style-name="P29">Media</text:p>
          </table:table-cell>
          <table:table-cell table:style-name="Tabla3.D11" office:value-type="string">
            <text:p text:style-name="P31">Medio</text:p>
          </table:table-cell>
          <table:table-cell table:style-name="Tabla3.E11" office:value-type="string">
            <text:p text:style-name="P34">- <text:span text:style-name="T10">Nunca haber gestionado un proyecto</text:span></text:p>
          </table:table-cell>
          <table:table-cell table:style-name="Tabla3.F11" office:value-type="string">
            <text:p text:style-name="P34">- <text:span text:style-name="T10">Retraso en el proyecto</text:span></text:p>
            <text:p text:style-name="P34">- <text:span text:style-name="T10">Falta de visibilidad del estado del proyecto</text:span></text:p>
          </table:table-cell>
        </table:table-row>
        <table:table-row>
          <table:table-cell table:style-name="Tabla3.A11" office:value-type="string">
            <text:p text:style-name="P26">R<text:span text:style-name="T4">E</text:span>0<text:span text:style-name="T4">1</text:span></text:p>
          </table:table-cell>
          <table:table-cell table:style-name="Tabla3.B11" office:value-type="string">
            <text:p text:style-name="P28">Problema no previsto con la utilización de nuevas herramientas</text:p>
          </table:table-cell>
          <table:table-cell table:style-name="Tabla3.C11" office:value-type="string">
            <text:p text:style-name="P29">Baja</text:p>
          </table:table-cell>
          <table:table-cell table:style-name="Tabla3.D11" office:value-type="string">
            <text:p text:style-name="P31">Alto</text:p>
          </table:table-cell>
          <table:table-cell table:style-name="Tabla3.E11" office:value-type="string">
            <text:p text:style-name="P34">- <text:span text:style-name="T11">Utilización de nuevas herramientas</text:span></text:p>
          </table:table-cell>
          <table:table-cell table:style-name="Tabla3.F11" office:value-type="string">
            <text:p text:style-name="P34">- <text:span text:style-name="T11">Retraso en el proyecto</text:span></text:p>
          </table:table-cell>
        </table:table-row>
        <table:table-row>
          <table:table-cell table:style-name="Tabla3.A11" office:value-type="string">
            <text:p text:style-name="P26">R<text:span text:style-name="T4">GP</text:span>0<text:span text:style-name="T4">5</text:span></text:p>
          </table:table-cell>
          <table:table-cell table:style-name="Tabla3.B11" office:value-type="string">
            <text:p text:style-name="P28">Los miembros del equipo no pueden dedicar suficiente tiempo al proyecto</text:p>
          </table:table-cell>
          <table:table-cell table:style-name="Tabla3.C11" office:value-type="string">
            <text:p text:style-name="P29">Baja</text:p>
          </table:table-cell>
          <table:table-cell table:style-name="Tabla3.D11" office:value-type="string">
            <text:p text:style-name="P31">Muy Alto</text:p>
          </table:table-cell>
          <table:table-cell table:style-name="Tabla3.E11" office:value-type="string">
            <text:p text:style-name="P34">- <text:span text:style-name="T11">Surgimiento de una oportunidad laboral</text:span></text:p>
          </table:table-cell>
          <table:table-cell table:style-name="Tabla3.F11" office:value-type="string">
            <text:p text:style-name="P34">- <text:span text:style-name="T11">Retraso en el proyecto</text:span></text:p>
          </table:table-cell>
        </table:table-row>
        <table:table-row>
          <table:table-cell table:style-name="Tabla3.A11" office:value-type="string">
            <text:p text:style-name="P26">R<text:span text:style-name="T4">GP06</text:span></text:p>
          </table:table-cell>
          <table:table-cell table:style-name="Tabla3.B11" office:value-type="string">
            <text:p text:style-name="P29">Interrupción del proyecto por tiempo indeterminado</text:p>
          </table:table-cell>
          <table:table-cell table:style-name="Tabla3.C11" office:value-type="string">
            <text:p text:style-name="P29">Muy Alta</text:p>
          </table:table-cell>
          <table:table-cell table:style-name="Tabla3.D11" office:value-type="string">
            <text:p text:style-name="P31">Muy Alto</text:p>
          </table:table-cell>
          <table:table-cell table:style-name="Tabla3.E11" office:value-type="string">
            <text:p text:style-name="P34">- <text:span text:style-name="T11">Vacaciones o surgimiento de viajes</text:span></text:p>
          </table:table-cell>
          <table:table-cell table:style-name="Tabla3.F11" office:value-type="string">
            <text:p text:style-name="P30">- <text:span text:style-name="T11">Retraso en el proyecto</text:span></text:p>
          </table:table-cell>
        </table:table-row>
      </table:table>
      <text:p text:style-name="P9"/>
      <text:p text:style-name="P3">2. Análisis cuantitativo</text:p>
      <text:p text:style-name="P10"/>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office:value-type="string">
            <text:p text:style-name="P18">N°</text:p>
          </table:table-cell>
          <table:table-cell table:style-name="Tabla4.A1" office:value-type="string">
            <text:p text:style-name="P18">ID</text:p>
          </table:table-cell>
          <table:table-cell table:style-name="Tabla4.A1" office:value-type="string">
            <text:p text:style-name="P18">Riesgo</text:p>
          </table:table-cell>
          <table:table-cell table:style-name="Tabla4.A1" office:value-type="string">
            <text:p text:style-name="P18">Probabilidad de Ocurrencia</text:p>
          </table:table-cell>
          <table:table-cell table:style-name="Tabla4.A1" office:value-type="string">
            <text:p text:style-name="P18">Impacto</text:p>
          </table:table-cell>
          <table:table-cell table:style-name="Tabla4.A1" office:value-type="string">
            <text:p text:style-name="P18">Exposición al Riesgo</text:p>
          </table:table-cell>
        </table:table-row>
        <table:table-row>
          <table:table-cell table:style-name="Tabla4.A1" office:value-type="string">
            <text:p text:style-name="P59">1</text:p>
          </table:table-cell>
          <table:table-cell table:style-name="Tabla4.A1" office:value-type="string">
            <text:p text:style-name="P26"><text:span text:style-name="T4">RGP</text:span>01</text:p>
          </table:table-cell>
          <table:table-cell table:style-name="Tabla4.A1" office:value-type="string">
            <text:p text:style-name="P26">Planificación demasiado optimista</text:p>
          </table:table-cell>
          <table:table-cell table:style-name="Tabla4.A1" office:value-type="string">
            <text:p text:style-name="P68">2</text:p>
          </table:table-cell>
          <table:table-cell table:style-name="Tabla4.A1" office:value-type="string">
            <text:p text:style-name="P61">4</text:p>
          </table:table-cell>
          <table:table-cell table:style-name="Tabla4.A1" office:value-type="string">
            <text:p text:style-name="P68">8</text:p>
          </table:table-cell>
        </table:table-row>
        <table:table-row>
          <table:table-cell table:style-name="Tabla4.A3" office:value-type="string">
            <text:p text:style-name="P59">2</text:p>
          </table:table-cell>
          <table:table-cell table:style-name="Tabla4.A3" office:value-type="string">
            <text:p text:style-name="P26"><text:span text:style-name="T4">RM</text:span>0<text:span text:style-name="T4">1</text:span></text:p>
          </table:table-cell>
          <table:table-cell table:style-name="Tabla4.A3" office:value-type="string">
            <text:p text:style-name="P26">Cambio en los requerimientos</text:p>
          </table:table-cell>
          <table:table-cell table:style-name="Tabla4.A3" office:value-type="string">
            <text:p text:style-name="P67">1</text:p>
          </table:table-cell>
          <table:table-cell table:style-name="Tabla4.A3" office:value-type="string">
            <text:p text:style-name="P67">4</text:p>
          </table:table-cell>
          <table:table-cell table:style-name="Tabla4.A3" office:value-type="string">
            <text:p text:style-name="P67">4</text:p>
          </table:table-cell>
        </table:table-row>
        <table:table-row>
          <table:table-cell table:style-name="Tabla4.A3" office:value-type="string">
            <text:p text:style-name="P59">3</text:p>
          </table:table-cell>
          <table:table-cell table:style-name="Tabla4.A3" office:value-type="string">
            <text:p text:style-name="P26"><text:span text:style-name="T4">RGP</text:span>0<text:span text:style-name="T4">2</text:span></text:p>
          </table:table-cell>
          <table:table-cell table:style-name="Tabla4.A3" office:value-type="string">
            <text:p text:style-name="P26"><text:span text:style-name="T3">Falta de experiencia</text:span> en la tecnología a aplicar</text:p>
          </table:table-cell>
          <table:table-cell table:style-name="Tabla4.A3" office:value-type="string">
            <text:p text:style-name="P68">3</text:p>
          </table:table-cell>
          <table:table-cell table:style-name="Tabla4.A3" office:value-type="string">
            <text:p text:style-name="P61">3</text:p>
          </table:table-cell>
          <table:table-cell table:style-name="Tabla4.A3" office:value-type="string">
            <text:p text:style-name="P68">9</text:p>
          </table:table-cell>
        </table:table-row>
        <table:table-row>
          <table:table-cell table:style-name="Tabla4.A3" office:value-type="string">
            <text:p text:style-name="P59">4</text:p>
          </table:table-cell>
          <table:table-cell table:style-name="Tabla4.A3" office:value-type="string">
            <text:p text:style-name="P26">R<text:span text:style-name="T4">M</text:span>0<text:span text:style-name="T4">2</text:span></text:p>
          </table:table-cell>
          <table:table-cell table:style-name="Tabla4.A3" office:value-type="string">
            <text:p text:style-name="P26">Diseño inadecuado</text:p>
          </table:table-cell>
          <table:table-cell table:style-name="Tabla4.A3" office:value-type="string">
            <text:p text:style-name="P67">2</text:p>
          </table:table-cell>
          <table:table-cell table:style-name="Tabla4.A3" office:value-type="string">
            <text:p text:style-name="P61">5</text:p>
          </table:table-cell>
          <table:table-cell table:style-name="Tabla4.A3" office:value-type="string">
            <text:p text:style-name="P62"><text:span text:style-name="T16">1</text:span>0</text:p>
          </table:table-cell>
        </table:table-row>
        <table:table-row>
          <table:table-cell table:style-name="Tabla4.A11" office:value-type="string">
            <text:p text:style-name="P59">5</text:p>
          </table:table-cell>
          <table:table-cell table:style-name="Tabla4.B11" office:value-type="string">
            <text:p text:style-name="P26">R<text:span text:style-name="T4">I</text:span>0<text:span text:style-name="T4">1</text:span></text:p>
          </table:table-cell>
          <table:table-cell table:style-name="Tabla4.C11" office:value-type="string">
            <text:p text:style-name="P27">Funcionalidad del servicio de mapas insuficiente</text:p>
          </table:table-cell>
          <table:table-cell table:style-name="Tabla4.D11" office:value-type="string">
            <text:p text:style-name="P61">4</text:p>
          </table:table-cell>
          <table:table-cell table:style-name="Tabla4.E11" office:value-type="string">
            <text:p text:style-name="P61">4</text:p>
          </table:table-cell>
          <table:table-cell table:style-name="Tabla4.F11" office:value-type="string">
            <text:p text:style-name="P62">16</text:p>
          </table:table-cell>
        </table:table-row>
        <table:table-row>
          <table:table-cell table:style-name="Tabla4.A11" office:value-type="string">
            <text:p text:style-name="P59">6</text:p>
          </table:table-cell>
          <table:table-cell table:style-name="Tabla4.B11" office:value-type="string">
            <text:p text:style-name="P26">R<text:span text:style-name="T4">GP</text:span>0<text:span text:style-name="T4">3</text:span></text:p>
          </table:table-cell>
          <table:table-cell table:style-name="Tabla4.C11" office:value-type="string">
            <text:p text:style-name="P28">La planificación no incluye tareas necesarias</text:p>
          </table:table-cell>
          <table:table-cell table:style-name="Tabla4.D11" office:value-type="string">
            <text:p text:style-name="P61">3</text:p>
          </table:table-cell>
          <table:table-cell table:style-name="Tabla4.E11" office:value-type="string">
            <text:p text:style-name="P61">2</text:p>
          </table:table-cell>
          <table:table-cell table:style-name="Tabla4.F11" office:value-type="string">
            <text:p text:style-name="P62">6</text:p>
          </table:table-cell>
        </table:table-row>
        <table:table-row>
          <table:table-cell table:style-name="Tabla4.A11" office:value-type="string">
            <text:p text:style-name="P59">7</text:p>
          </table:table-cell>
          <table:table-cell table:style-name="Tabla4.B11" office:value-type="string">
            <text:p text:style-name="P26">R<text:span text:style-name="T4">GP</text:span>0<text:span text:style-name="T4">4</text:span></text:p>
          </table:table-cell>
          <table:table-cell table:style-name="Tabla4.C11" office:value-type="string">
            <text:p text:style-name="P28">Falta de experiencia en la gestión del proyecto</text:p>
          </table:table-cell>
          <table:table-cell table:style-name="Tabla4.D11" office:value-type="string">
            <text:p text:style-name="P61">3</text:p>
          </table:table-cell>
          <table:table-cell table:style-name="Tabla4.E11" office:value-type="string">
            <text:p text:style-name="P61">3</text:p>
          </table:table-cell>
          <table:table-cell table:style-name="Tabla4.F11" office:value-type="string">
            <text:p text:style-name="P62">9</text:p>
          </table:table-cell>
        </table:table-row>
        <table:table-row>
          <table:table-cell table:style-name="Tabla4.A11" office:value-type="string">
            <text:p text:style-name="P59">8</text:p>
          </table:table-cell>
          <table:table-cell table:style-name="Tabla4.B11" office:value-type="string">
            <text:p text:style-name="P26">R<text:span text:style-name="T4">E</text:span>0<text:span text:style-name="T4">1</text:span></text:p>
          </table:table-cell>
          <table:table-cell table:style-name="Tabla4.C11" office:value-type="string">
            <text:p text:style-name="P28">Problema no previsto con <text:soft-page-break/>la utilización de nuevas herramientas</text:p>
          </table:table-cell>
          <table:table-cell table:style-name="Tabla4.D11" office:value-type="string">
            <text:p text:style-name="P61">2</text:p>
          </table:table-cell>
          <table:table-cell table:style-name="Tabla4.E11" office:value-type="string">
            <text:p text:style-name="P61">4</text:p>
          </table:table-cell>
          <table:table-cell table:style-name="Tabla4.F11" office:value-type="string">
            <text:p text:style-name="P62">8</text:p>
          </table:table-cell>
        </table:table-row>
        <table:table-row>
          <table:table-cell table:style-name="Tabla4.A11" office:value-type="string">
            <text:p text:style-name="P59">9</text:p>
          </table:table-cell>
          <table:table-cell table:style-name="Tabla4.B11" office:value-type="string">
            <text:p text:style-name="P26">R<text:span text:style-name="T4">GP</text:span>0<text:span text:style-name="T4">5</text:span></text:p>
          </table:table-cell>
          <table:table-cell table:style-name="Tabla4.C11" office:value-type="string">
            <text:p text:style-name="P28">Los miembros del equipo no pueden dedicar suficiente tiempo al proyecto</text:p>
          </table:table-cell>
          <table:table-cell table:style-name="Tabla4.D11" office:value-type="string">
            <text:p text:style-name="P61">2</text:p>
          </table:table-cell>
          <table:table-cell table:style-name="Tabla4.E11" office:value-type="string">
            <text:p text:style-name="P61">5</text:p>
          </table:table-cell>
          <table:table-cell table:style-name="Tabla4.F11" office:value-type="string">
            <text:p text:style-name="P62">10</text:p>
          </table:table-cell>
        </table:table-row>
        <table:table-row>
          <table:table-cell table:style-name="Tabla4.A11" office:value-type="string">
            <text:p text:style-name="P59">10</text:p>
          </table:table-cell>
          <table:table-cell table:style-name="Tabla4.B11" office:value-type="string">
            <text:p text:style-name="P26">R<text:span text:style-name="T4">GP06</text:span></text:p>
          </table:table-cell>
          <table:table-cell table:style-name="Tabla4.C11" office:value-type="string">
            <text:p text:style-name="P29">Interrupción del proyecto por tiempo indeterminado</text:p>
          </table:table-cell>
          <table:table-cell table:style-name="Tabla4.D11" office:value-type="string">
            <text:p text:style-name="P61">5</text:p>
          </table:table-cell>
          <table:table-cell table:style-name="Tabla4.E11" office:value-type="string">
            <text:p text:style-name="P61">5</text:p>
          </table:table-cell>
          <table:table-cell table:style-name="Tabla4.F11" office:value-type="string">
            <text:p text:style-name="P62">25</text:p>
          </table:table-cell>
        </table:table-row>
      </table:table>
      <text:p text:style-name="P69"/>
      <text:p text:style-name="P6">3. Priorización de riesgos</text:p>
      <text:p text:style-name="P11"/>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19">N°</text:p>
          </table:table-cell>
          <table:table-cell table:style-name="Tabla1.A1" office:value-type="string">
            <text:p text:style-name="P19">ID</text:p>
          </table:table-cell>
          <table:table-cell table:style-name="Tabla1.A1" office:value-type="string">
            <text:p text:style-name="P19">Riesgo</text:p>
          </table:table-cell>
          <table:table-cell table:style-name="Tabla1.A1" office:value-type="string">
            <text:p text:style-name="P19">Probabilidad de Ocurrencia</text:p>
          </table:table-cell>
          <table:table-cell table:style-name="Tabla1.A1" office:value-type="string">
            <text:p text:style-name="P19">Impacto</text:p>
          </table:table-cell>
          <table:table-cell table:style-name="Tabla1.A1" office:value-type="string">
            <text:p text:style-name="P19">Exposición al Riesgo</text:p>
          </table:table-cell>
        </table:table-row>
        <table:table-row>
          <table:table-cell table:style-name="Tabla1.A1" office:value-type="string">
            <text:p text:style-name="P60">1</text:p>
          </table:table-cell>
          <table:table-cell table:style-name="Tabla1.A1" office:value-type="string">
            <text:p text:style-name="P26">R<text:span text:style-name="T4">GP06</text:span></text:p>
          </table:table-cell>
          <table:table-cell table:style-name="Tabla1.A1" office:value-type="string">
            <text:p text:style-name="P29">Interrupción del proyecto por tiempo indeterminado</text:p>
          </table:table-cell>
          <table:table-cell table:style-name="Tabla1.A1" office:value-type="string">
            <text:p text:style-name="P61">5</text:p>
          </table:table-cell>
          <table:table-cell table:style-name="Tabla1.A1" office:value-type="string">
            <text:p text:style-name="P61">5</text:p>
          </table:table-cell>
          <table:table-cell table:style-name="Tabla1.A1" office:value-type="string">
            <text:p text:style-name="P62">25</text:p>
          </table:table-cell>
        </table:table-row>
        <table:table-row>
          <table:table-cell table:style-name="Tabla1.A3" office:value-type="string">
            <text:p text:style-name="P67">2</text:p>
          </table:table-cell>
          <table:table-cell table:style-name="Tabla1.A3" office:value-type="string">
            <text:p text:style-name="P26">R<text:span text:style-name="T4">I</text:span>0<text:span text:style-name="T4">1</text:span></text:p>
          </table:table-cell>
          <table:table-cell table:style-name="Tabla1.A3" office:value-type="string">
            <text:p text:style-name="P27">Funcionalidad del servicio de mapas insuficiente</text:p>
          </table:table-cell>
          <table:table-cell table:style-name="Tabla1.A3" office:value-type="string">
            <text:p text:style-name="P61">4</text:p>
          </table:table-cell>
          <table:table-cell table:style-name="Tabla1.A3" office:value-type="string">
            <text:p text:style-name="P61">4</text:p>
          </table:table-cell>
          <table:table-cell table:style-name="Tabla1.A3" office:value-type="string">
            <text:p text:style-name="P62">16</text:p>
          </table:table-cell>
        </table:table-row>
        <table:table-row>
          <table:table-cell table:style-name="Tabla1.A3" office:value-type="string">
            <text:p text:style-name="P68">3</text:p>
          </table:table-cell>
          <table:table-cell table:style-name="Tabla1.A3" office:value-type="string">
            <text:p text:style-name="P26">R<text:span text:style-name="T4">GP</text:span>0<text:span text:style-name="T4">5</text:span></text:p>
          </table:table-cell>
          <table:table-cell table:style-name="Tabla1.A3" office:value-type="string">
            <text:p text:style-name="P28">Los miembros del equipo no pueden dedicar suficiente tiempo al proyecto</text:p>
          </table:table-cell>
          <table:table-cell table:style-name="Tabla1.A3" office:value-type="string">
            <text:p text:style-name="P61">2</text:p>
          </table:table-cell>
          <table:table-cell table:style-name="Tabla1.A3" office:value-type="string">
            <text:p text:style-name="P61">5</text:p>
          </table:table-cell>
          <table:table-cell table:style-name="Tabla1.A3" office:value-type="string">
            <text:p text:style-name="P62">10</text:p>
          </table:table-cell>
        </table:table-row>
        <table:table-row>
          <table:table-cell table:style-name="Tabla1.A3" office:value-type="string">
            <text:p text:style-name="P68">4</text:p>
          </table:table-cell>
          <table:table-cell table:style-name="Tabla1.A3" office:value-type="string">
            <text:p text:style-name="P26">R<text:span text:style-name="T4">M</text:span>0<text:span text:style-name="T4">2</text:span></text:p>
          </table:table-cell>
          <table:table-cell table:style-name="Tabla1.A3" office:value-type="string">
            <text:p text:style-name="P26">Diseño inadecuado</text:p>
          </table:table-cell>
          <table:table-cell table:style-name="Tabla1.A3" office:value-type="string">
            <text:p text:style-name="P67">2</text:p>
          </table:table-cell>
          <table:table-cell table:style-name="Tabla1.A3" office:value-type="string">
            <text:p text:style-name="P61">5</text:p>
          </table:table-cell>
          <table:table-cell table:style-name="Tabla1.A3" office:value-type="string">
            <text:p text:style-name="P62"><text:span text:style-name="T16">1</text:span>0</text:p>
          </table:table-cell>
        </table:table-row>
        <table:table-row>
          <table:table-cell table:style-name="Tabla1.A3" office:value-type="string">
            <text:p text:style-name="P68">5</text:p>
          </table:table-cell>
          <table:table-cell table:style-name="Tabla1.A3" office:value-type="string">
            <text:p text:style-name="P26"><text:span text:style-name="T4">RGP</text:span>0<text:span text:style-name="T4">2</text:span></text:p>
          </table:table-cell>
          <table:table-cell table:style-name="Tabla1.A3" office:value-type="string">
            <text:p text:style-name="P26"><text:span text:style-name="T3">Falta de experiencia</text:span> en la tecnología a aplicar</text:p>
          </table:table-cell>
          <table:table-cell table:style-name="Tabla1.A3" office:value-type="string">
            <text:p text:style-name="P68">3</text:p>
          </table:table-cell>
          <table:table-cell table:style-name="Tabla1.A3" office:value-type="string">
            <text:p text:style-name="P61">3</text:p>
          </table:table-cell>
          <table:table-cell table:style-name="Tabla1.A3" office:value-type="string">
            <text:p text:style-name="P68">9</text:p>
          </table:table-cell>
        </table:table-row>
        <table:table-row>
          <table:table-cell table:style-name="Tabla1.A3" office:value-type="string">
            <text:p text:style-name="P68">6</text:p>
          </table:table-cell>
          <table:table-cell table:style-name="Tabla1.A3" office:value-type="string">
            <text:p text:style-name="P26">R<text:span text:style-name="T4">GP</text:span>0<text:span text:style-name="T4">4</text:span></text:p>
          </table:table-cell>
          <table:table-cell table:style-name="Tabla1.A3" office:value-type="string">
            <text:p text:style-name="P28">Falta de experiencia en la gestión del proyecto</text:p>
          </table:table-cell>
          <table:table-cell table:style-name="Tabla1.A3" office:value-type="string">
            <text:p text:style-name="P61">3</text:p>
          </table:table-cell>
          <table:table-cell table:style-name="Tabla1.A3" office:value-type="string">
            <text:p text:style-name="P61">3</text:p>
          </table:table-cell>
          <table:table-cell table:style-name="Tabla1.A3" office:value-type="string">
            <text:p text:style-name="P62">9</text:p>
          </table:table-cell>
        </table:table-row>
        <table:table-row>
          <table:table-cell table:style-name="Tabla1.A3" office:value-type="string">
            <text:p text:style-name="P68">7</text:p>
          </table:table-cell>
          <table:table-cell table:style-name="Tabla1.A3" office:value-type="string">
            <text:p text:style-name="P26"><text:span text:style-name="T4">RGP</text:span>01</text:p>
          </table:table-cell>
          <table:table-cell table:style-name="Tabla1.A3" office:value-type="string">
            <text:p text:style-name="P26">Planificación demasiado optimista</text:p>
          </table:table-cell>
          <table:table-cell table:style-name="Tabla1.A3" office:value-type="string">
            <text:p text:style-name="P68">2</text:p>
          </table:table-cell>
          <table:table-cell table:style-name="Tabla1.A3" office:value-type="string">
            <text:p text:style-name="P61">4</text:p>
          </table:table-cell>
          <table:table-cell table:style-name="Tabla1.A3" office:value-type="string">
            <text:p text:style-name="P68">8</text:p>
          </table:table-cell>
        </table:table-row>
        <table:table-row>
          <table:table-cell table:style-name="Tabla1.A3" office:value-type="string">
            <text:p text:style-name="P67">8</text:p>
          </table:table-cell>
          <table:table-cell table:style-name="Tabla1.A3" office:value-type="string">
            <text:p text:style-name="P26">R<text:span text:style-name="T4">E</text:span>0<text:span text:style-name="T4">1</text:span></text:p>
          </table:table-cell>
          <table:table-cell table:style-name="Tabla1.A3" office:value-type="string">
            <text:p text:style-name="P28">Problema no previsto con la utilización de nuevas herramientas</text:p>
          </table:table-cell>
          <table:table-cell table:style-name="Tabla1.A3" office:value-type="string">
            <text:p text:style-name="P61">2</text:p>
          </table:table-cell>
          <table:table-cell table:style-name="Tabla1.A3" office:value-type="string">
            <text:p text:style-name="P61">4</text:p>
          </table:table-cell>
          <table:table-cell table:style-name="Tabla1.A3" office:value-type="string">
            <text:p text:style-name="P62">8</text:p>
          </table:table-cell>
        </table:table-row>
        <table:table-row>
          <table:table-cell table:style-name="Tabla1.A3" office:value-type="string">
            <text:p text:style-name="P67">9</text:p>
          </table:table-cell>
          <table:table-cell table:style-name="Tabla1.A3" office:value-type="string">
            <text:p text:style-name="P26">R<text:span text:style-name="T4">GP</text:span>0<text:span text:style-name="T4">3</text:span></text:p>
          </table:table-cell>
          <table:table-cell table:style-name="Tabla1.A3" office:value-type="string">
            <text:p text:style-name="P28">La planificación no incluye tareas necesarias</text:p>
          </table:table-cell>
          <table:table-cell table:style-name="Tabla1.A3" office:value-type="string">
            <text:p text:style-name="P61">3</text:p>
          </table:table-cell>
          <table:table-cell table:style-name="Tabla1.A3" office:value-type="string">
            <text:p text:style-name="P61">2</text:p>
          </table:table-cell>
          <table:table-cell table:style-name="Tabla1.A3" office:value-type="string">
            <text:p text:style-name="P62">6</text:p>
          </table:table-cell>
        </table:table-row>
        <table:table-row>
          <table:table-cell table:style-name="Tabla1.A11" office:value-type="string">
            <text:p text:style-name="P67">10</text:p>
          </table:table-cell>
          <table:table-cell table:style-name="Tabla1.A11" office:value-type="string">
            <text:p text:style-name="P26"><text:span text:style-name="T4">RM</text:span>0<text:span text:style-name="T4">1</text:span></text:p>
          </table:table-cell>
          <table:table-cell table:style-name="Tabla1.A11" office:value-type="string">
            <text:p text:style-name="P26">Cambio en los requerimientos</text:p>
          </table:table-cell>
          <table:table-cell table:style-name="Tabla1.A11" office:value-type="string">
            <text:p text:style-name="P67">1</text:p>
          </table:table-cell>
          <table:table-cell table:style-name="Tabla1.A11" office:value-type="string">
            <text:p text:style-name="P67">4</text:p>
          </table:table-cell>
          <table:table-cell table:style-name="Tabla1.A11" office:value-type="string">
            <text:p text:style-name="P67">4</text:p>
          </table:table-cell>
        </table:table-row>
      </table:table>
      <text:p text:style-name="P24"/>
      <text:p text:style-name="P24"/>
      <text:p text:style-name="P24"/>
      <text:p text:style-name="P24"/>
      <text:p text:style-name="P7"><text:soft-page-break/>4. Planificación de respuesta a los riesgos</text:p>
      <text:p text:style-name="P4"/>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table-cell table:style-name="Tabla5.A1" office:value-type="string">
            <text:p text:style-name="P20">N°</text:p>
          </table:table-cell>
          <table:table-cell table:style-name="Tabla5.A1" office:value-type="string">
            <text:p text:style-name="P20">ID</text:p>
          </table:table-cell>
          <table:table-cell table:style-name="Tabla5.A1" office:value-type="string">
            <text:p text:style-name="P20">Riesgo</text:p>
          </table:table-cell>
          <table:table-cell table:style-name="Tabla5.A1" office:value-type="string">
            <text:p text:style-name="P20">Disparador del Riesgo</text:p>
          </table:table-cell>
          <table:table-cell table:style-name="Tabla5.A1" office:value-type="string">
            <text:p text:style-name="P20">Plan de Prevención</text:p>
          </table:table-cell>
          <table:table-cell table:style-name="Tabla5.A1" office:value-type="string">
            <text:p text:style-name="P20">Plan de Contingencia</text:p>
          </table:table-cell>
        </table:table-row>
        <table:table-row>
          <table:table-cell table:style-name="Tabla5.A1" office:value-type="string">
            <text:p text:style-name="P63">1</text:p>
          </table:table-cell>
          <table:table-cell table:style-name="Tabla5.A1" office:value-type="string">
            <text:p text:style-name="P26">R<text:span text:style-name="T4">GP06</text:span></text:p>
          </table:table-cell>
          <table:table-cell table:style-name="Tabla5.A1" office:value-type="string">
            <text:p text:style-name="P29">Interrupción del proyecto por tiempo indeterminado</text:p>
          </table:table-cell>
          <table:table-cell table:style-name="Tabla5.A1" office:value-type="string">
            <text:p text:style-name="P36">Planificación de un viaje</text:p>
          </table:table-cell>
          <table:table-cell table:style-name="Tabla5.A1" office:value-type="string">
            <text:p text:style-name="P37">-</text:p>
          </table:table-cell>
          <table:table-cell table:style-name="Tabla5.A1" office:value-type="string">
            <text:p text:style-name="P36">Aceptar el riesgo. Replanificar las actividades</text:p>
          </table:table-cell>
        </table:table-row>
        <table:table-row>
          <table:table-cell table:style-name="Tabla5.A3" office:value-type="string">
            <text:p text:style-name="P63">2</text:p>
          </table:table-cell>
          <table:table-cell table:style-name="Tabla5.A3" office:value-type="string">
            <text:p text:style-name="P26">R<text:span text:style-name="T4">M</text:span>0<text:span text:style-name="T4">2</text:span></text:p>
          </table:table-cell>
          <table:table-cell table:style-name="Tabla5.A3" office:value-type="string">
            <text:p text:style-name="P26">Diseño inadecuado</text:p>
          </table:table-cell>
          <table:table-cell table:style-name="Tabla5.A3" office:value-type="string">
            <text:p text:style-name="P38">La comunicación entre los componentes no funciona como se espera. No se cumplen los requerimientos no funcionales</text:p>
          </table:table-cell>
          <table:table-cell table:style-name="Tabla5.A3" office:value-type="string">
            <text:p text:style-name="P39">Implementar funcionalidades básicas de los módulos e interfaces y testearlas en etapas tempranas del proyecto</text:p>
          </table:table-cell>
          <table:table-cell table:style-name="Tabla5.A3" office:value-type="string">
            <text:p text:style-name="P39">Cambiar el enfoque del diseño</text:p>
          </table:table-cell>
        </table:table-row>
        <table:table-row>
          <table:table-cell table:style-name="Tabla5.A11" office:value-type="string">
            <text:p text:style-name="P63">3</text:p>
          </table:table-cell>
          <table:table-cell table:style-name="Tabla5.B11" office:value-type="string">
            <text:p text:style-name="P26">R<text:span text:style-name="T4">I</text:span>0<text:span text:style-name="T4">1</text:span></text:p>
          </table:table-cell>
          <table:table-cell table:style-name="Tabla5.C11" office:value-type="string">
            <text:p text:style-name="P27">Funcionalidad del servicio de mapas insuficiente</text:p>
          </table:table-cell>
          <table:table-cell table:style-name="Tabla5.D11" office:value-type="string">
            <text:p text:style-name="P39">El servicio no posee una funcionalidad requerida por el sistema</text:p>
          </table:table-cell>
          <table:table-cell table:style-name="Tabla5.E11" office:value-type="string">
            <text:p text:style-name="P39">Estimar las funcionalidades requeridas e investigar las ofrecidas por el servicio de mapas</text:p>
          </table:table-cell>
          <table:table-cell table:style-name="Tabla5.F11" office:value-type="string">
            <text:p text:style-name="P39">Cambiar el servicio de mapas elegido por Google Maps</text:p>
          </table:table-cell>
        </table:table-row>
        <table:table-row>
          <table:table-cell table:style-name="Tabla5.A11" office:value-type="string">
            <text:p text:style-name="P63">4</text:p>
          </table:table-cell>
          <table:table-cell table:style-name="Tabla5.B11" office:value-type="string">
            <text:p text:style-name="P26"><text:span text:style-name="T4">RGP</text:span>0<text:span text:style-name="T4">2</text:span></text:p>
          </table:table-cell>
          <table:table-cell table:style-name="Tabla5.C11" office:value-type="string">
            <text:p text:style-name="P26"><text:span text:style-name="T3">Falta de experiencia</text:span> en la tecnología a aplicar</text:p>
          </table:table-cell>
          <table:table-cell table:style-name="Tabla5.D11" office:value-type="string">
            <text:p text:style-name="P40">Necesidad de aplicar una tecnología desconocida por los integrantes del grupo</text:p>
          </table:table-cell>
          <table:table-cell table:style-name="Tabla5.E11" office:value-type="string">
            <text:p text:style-name="P40">Identificar en una etapa temprana la tecnología necesaria e investigar las desconocidas</text:p>
          </table:table-cell>
          <table:table-cell table:style-name="Tabla5.F11" office:value-type="string">
            <text:p text:style-name="P40">Replanificar la fecha de terminación del proyecto para dedicar más tiempo a aprender la tecnología</text:p>
          </table:table-cell>
        </table:table-row>
        <table:table-row>
          <table:table-cell table:style-name="Tabla5.A11" office:value-type="string">
            <text:p text:style-name="P63">5</text:p>
          </table:table-cell>
          <table:table-cell table:style-name="Tabla5.B11" office:value-type="string">
            <text:p text:style-name="P26"><text:span text:style-name="T4">RGP</text:span>01</text:p>
          </table:table-cell>
          <table:table-cell table:style-name="Tabla5.C11" office:value-type="string">
            <text:p text:style-name="P26">Planificación demasiado optimista</text:p>
          </table:table-cell>
          <table:table-cell table:style-name="Tabla5.D11" office:value-type="string">
            <text:p text:style-name="P40">Las actividades requieren más tiempo del planificado</text:p>
          </table:table-cell>
          <table:table-cell table:style-name="Tabla5.E11" office:value-type="string">
            <text:p text:style-name="P40">Utilizar experiencias pasadas para realizar una estimación mas aproximada</text:p>
          </table:table-cell>
          <table:table-cell table:style-name="Tabla5.F11" office:value-type="string">
            <text:p text:style-name="P40">Replanificar las actividades </text:p>
          </table:table-cell>
        </table:table-row>
        <table:table-row>
          <table:table-cell table:style-name="Tabla5.A11" office:value-type="string">
            <text:p text:style-name="P63">6</text:p>
          </table:table-cell>
          <table:table-cell table:style-name="Tabla5.B11" office:value-type="string">
            <text:p text:style-name="P26">R<text:span text:style-name="T4">GP</text:span>0<text:span text:style-name="T4">5</text:span></text:p>
          </table:table-cell>
          <table:table-cell table:style-name="Tabla5.C11" office:value-type="string">
            <text:p text:style-name="P28">Los miembros del equipo no pueden dedicar suficiente tiempo al proyecto</text:p>
          </table:table-cell>
          <table:table-cell table:style-name="Tabla5.D11" office:value-type="string">
            <text:p text:style-name="P42">Surgimiento de una oportunidad laboral o problemas de índole personal</text:p>
          </table:table-cell>
          <table:table-cell table:style-name="Tabla5.E11" office:value-type="string">
            <text:p text:style-name="P43">-</text:p>
          </table:table-cell>
          <table:table-cell table:style-name="Tabla5.F11" office:value-type="string">
            <text:p text:style-name="P42">Recuperar horas trabajando los fines de semana</text:p>
          </table:table-cell>
        </table:table-row>
        <text:soft-page-break/>
        <table:table-row>
          <table:table-cell table:style-name="Tabla5.A11" office:value-type="string">
            <text:p text:style-name="P63">7</text:p>
          </table:table-cell>
          <table:table-cell table:style-name="Tabla5.B11" office:value-type="string">
            <text:p text:style-name="P26">R<text:span text:style-name="T4">GP</text:span>0<text:span text:style-name="T4">4</text:span></text:p>
          </table:table-cell>
          <table:table-cell table:style-name="Tabla5.C11" office:value-type="string">
            <text:p text:style-name="P28">Falta de experiencia en la gestión del proyecto</text:p>
          </table:table-cell>
          <table:table-cell table:style-name="Tabla5.D11" office:value-type="string">
            <text:p text:style-name="P44">Falta de visibilidad del estado del proyecto. Desorganización en la gestión y documentación</text:p>
          </table:table-cell>
          <table:table-cell table:style-name="Tabla5.E11" office:value-type="string">
            <text:p text:style-name="P44">Repaso de documentación referente a la gestión de proyectos</text:p>
          </table:table-cell>
          <table:table-cell table:style-name="Tabla5.F11" office:value-type="string">
            <text:p text:style-name="P41">Replanificar la fecha de terminación del proyecto para dedicar más tiempo a <text:span text:style-name="T12">repasar conceptos claves de gestión</text:span></text:p>
          </table:table-cell>
        </table:table-row>
        <table:table-row>
          <table:table-cell table:style-name="Tabla5.A3" office:value-type="string">
            <text:p text:style-name="P63">8</text:p>
          </table:table-cell>
          <table:table-cell table:style-name="Tabla5.A3" office:value-type="string">
            <text:p text:style-name="P26"><text:span text:style-name="T4">RM</text:span>0<text:span text:style-name="T4">1</text:span></text:p>
          </table:table-cell>
          <table:table-cell table:style-name="Tabla5.A3" office:value-type="string">
            <text:p text:style-name="P26">Cambio en los requerimientos</text:p>
          </table:table-cell>
          <table:table-cell table:style-name="Tabla5.A3" office:value-type="string">
            <text:p text:style-name="P45">Mal interpretación de reglas de negocio y/o necesidad de modificar o agregar funcionalidad</text:p>
          </table:table-cell>
          <table:table-cell table:style-name="Tabla5.A3" office:value-type="string">
            <text:p text:style-name="P46">Aplicar una metodología que permita incorporar cambios fácilmente</text:p>
          </table:table-cell>
          <table:table-cell table:style-name="Tabla5.A3" office:value-type="string">
            <text:p text:style-name="P47">Evaluar la importancia del cambio. En caso de ser primordial replanificar para incluir las actividades necesarias</text:p>
          </table:table-cell>
        </table:table-row>
        <table:table-row>
          <table:table-cell table:style-name="Tabla5.A11" office:value-type="string">
            <text:p text:style-name="P63">9</text:p>
          </table:table-cell>
          <table:table-cell table:style-name="Tabla5.B11" office:value-type="string">
            <text:p text:style-name="P26">R<text:span text:style-name="T4">E</text:span>0<text:span text:style-name="T4">1</text:span></text:p>
          </table:table-cell>
          <table:table-cell table:style-name="Tabla5.C11" office:value-type="string">
            <text:p text:style-name="P28">Problema no previsto con la utilización de nuevas herramientas</text:p>
          </table:table-cell>
          <table:table-cell table:style-name="Tabla5.D11" office:value-type="string">
            <text:p text:style-name="P48">Utilizar la herramienta lleva más tiempo del esperado</text:p>
          </table:table-cell>
          <table:table-cell table:style-name="Tabla5.E11" office:value-type="string">
            <text:p text:style-name="P49">Probar la herramienta antes de utilizarla en el proyecto</text:p>
          </table:table-cell>
          <table:table-cell table:style-name="Tabla5.F11" office:value-type="string">
            <text:p text:style-name="P49">Cambiar de herramienta</text:p>
          </table:table-cell>
        </table:table-row>
        <table:table-row>
          <table:table-cell table:style-name="Tabla5.A11" office:value-type="string">
            <text:p text:style-name="P63">10</text:p>
          </table:table-cell>
          <table:table-cell table:style-name="Tabla5.B11" office:value-type="string">
            <text:p text:style-name="P26">R<text:span text:style-name="T4">GP</text:span>0<text:span text:style-name="T4">3</text:span></text:p>
          </table:table-cell>
          <table:table-cell table:style-name="Tabla5.C11" office:value-type="string">
            <text:p text:style-name="P28">La planificación no incluye tareas necesarias</text:p>
          </table:table-cell>
          <table:table-cell table:style-name="Tabla5.D11" office:value-type="string">
            <text:p text:style-name="P49">Surgimiento de una tarea no <text:span text:style-name="T13">contemplada</text:span></text:p>
          </table:table-cell>
          <table:table-cell table:style-name="Tabla5.E11" office:value-type="string">
            <text:p text:style-name="P50">Definir las actividades principales y luego dividirlas en tareas más pequeñas</text:p>
          </table:table-cell>
          <table:table-cell table:style-name="Tabla5.F11" office:value-type="string">
            <text:p text:style-name="P50">Replanificar para incluir las nuevas actividades</text:p>
          </table:table-cell>
        </table:table-row>
      </table:table>
      <text:p text:style-name="P13"/>
      <text:p text:style-name="P5">5. Monitorización de riesgos</text:p>
      <text:p text:style-name="P25"/>
      <table:table table:name="Tabla6" table:style-name="Tabla6">
        <table:table-column table:style-name="Tabla6.A"/>
        <table:table-column table:style-name="Tabla6.B"/>
        <table:table-column table:style-name="Tabla6.C"/>
        <table:table-column table:style-name="Tabla6.D"/>
        <table:table-column table:style-name="Tabla6.E"/>
        <table:table-row>
          <table:table-cell table:style-name="Tabla6.A1" office:value-type="string">
            <text:p text:style-name="P21">N°</text:p>
          </table:table-cell>
          <table:table-cell table:style-name="Tabla6.A1" office:value-type="string">
            <text:p text:style-name="P21">ID</text:p>
          </table:table-cell>
          <table:table-cell table:style-name="Tabla6.A1" office:value-type="string">
            <text:p text:style-name="P21">Riesgo</text:p>
          </table:table-cell>
          <table:table-cell table:style-name="Tabla6.A1" office:value-type="string">
            <text:p text:style-name="P21">Estado</text:p>
          </table:table-cell>
          <table:table-cell table:style-name="Tabla6.A1" office:value-type="string">
            <text:p text:style-name="P21">Progreso de la Resolución</text:p>
          </table:table-cell>
        </table:table-row>
        <table:table-row>
          <table:table-cell table:style-name="Tabla6.A1" office:value-type="string">
            <text:p text:style-name="P64">1</text:p>
          </table:table-cell>
          <table:table-cell table:style-name="Tabla6.A1" office:value-type="string">
            <text:p text:style-name="P26">R<text:span text:style-name="T4">GP06</text:span></text:p>
          </table:table-cell>
          <table:table-cell table:style-name="Tabla6.A1" office:value-type="string">
            <text:p text:style-name="P29">Interrupción del proyecto por tiempo indeterminado</text:p>
          </table:table-cell>
          <table:table-cell table:style-name="Tabla6.D2" office:value-type="string">
            <text:p text:style-name="P65">EN <text:span text:style-name="T18">CONTINGENCIA</text:span></text:p>
          </table:table-cell>
          <table:table-cell table:style-name="Tabla6.A1" office:value-type="string">
            <text:p text:style-name="P58">Se retrasará el proyecto, actualizando la planificación y cambiando las fechas de las actividades futuras.</text:p>
          </table:table-cell>
        </table:table-row>
        <table:table-row>
          <table:table-cell table:style-name="Tabla6.A3" office:value-type="string">
            <text:p text:style-name="P64">2</text:p>
          </table:table-cell>
          <table:table-cell table:style-name="Tabla6.A3" office:value-type="string">
            <text:p text:style-name="P26">R<text:span text:style-name="T4">M</text:span>0<text:span text:style-name="T4">2</text:span></text:p>
          </table:table-cell>
          <table:table-cell table:style-name="Tabla6.A3" office:value-type="string">
            <text:p text:style-name="P26">Diseño inadecuado</text:p>
          </table:table-cell>
          <table:table-cell table:style-name="Tabla6.D3" office:value-type="string">
            <text:p text:style-name="P66">EN <text:span text:style-name="T16">PREVENCIÓN</text:span></text:p>
          </table:table-cell>
          <table:table-cell table:style-name="Tabla6.A3" office:value-type="string">
            <text:p text:style-name="P56">Validando arquitectura</text:p>
          </table:table-cell>
        </table:table-row>
        <table:table-row>
          <table:table-cell table:style-name="Tabla6.A4" office:value-type="string">
            <text:p text:style-name="P64">3</text:p>
          </table:table-cell>
          <table:table-cell table:style-name="Tabla6.B4" office:value-type="string">
            <text:p text:style-name="P26">R<text:span text:style-name="T4">I</text:span>0<text:span text:style-name="T4">1</text:span></text:p>
          </table:table-cell>
          <table:table-cell table:style-name="Tabla6.C4" office:value-type="string">
            <text:p text:style-name="P27">Funcionalidad del servicio de mapas insuficiente</text:p>
          </table:table-cell>
          <table:table-cell table:style-name="Tabla6.D4" office:value-type="string">
            <text:p text:style-name="P65">EN <text:span text:style-name="T14">OBSERVACIÓN</text:span></text:p>
          </table:table-cell>
          <table:table-cell table:style-name="Tabla6.E4" office:value-type="string">
            <text:p text:style-name="P52">En espera del avance del proyecto para poder aplicar el plan de prevención</text:p>
          </table:table-cell>
        </table:table-row>
        <text:soft-page-break/>
        <table:table-row>
          <table:table-cell table:style-name="Tabla6.A5" office:value-type="string">
            <text:p text:style-name="P64">4</text:p>
          </table:table-cell>
          <table:table-cell table:style-name="Tabla6.B5" office:value-type="string">
            <text:p text:style-name="P26"><text:span text:style-name="T4">RGP</text:span>0<text:span text:style-name="T4">2</text:span></text:p>
          </table:table-cell>
          <table:table-cell table:style-name="Tabla6.C5" office:value-type="string">
            <text:p text:style-name="P26"><text:span text:style-name="T3">Falta de experiencia</text:span> en la tecnología a aplicar</text:p>
          </table:table-cell>
          <table:table-cell table:style-name="Tabla6.D3" office:value-type="string">
            <text:p text:style-name="P65">EN PREVENCIÓN</text:p>
          </table:table-cell>
          <table:table-cell table:style-name="Tabla6.E5" office:value-type="string">
            <text:p text:style-name="P52">De<text:span text:style-name="T15">finiendo e investigando la tecnología a utilizar durante el proyecto</text:span></text:p>
          </table:table-cell>
        </table:table-row>
        <table:table-row>
          <table:table-cell table:style-name="Tabla6.A6" office:value-type="string">
            <text:p text:style-name="P64">5</text:p>
          </table:table-cell>
          <table:table-cell table:style-name="Tabla6.B6" office:value-type="string">
            <text:p text:style-name="P26"><text:span text:style-name="T4">RGP</text:span>01</text:p>
          </table:table-cell>
          <table:table-cell table:style-name="Tabla6.C6" office:value-type="string">
            <text:p text:style-name="P26">Planificación demasiado optimista</text:p>
          </table:table-cell>
          <table:table-cell table:style-name="Tabla6.D3" office:value-type="string">
            <text:p text:style-name="P65">EN PREVENCIÓN</text:p>
          </table:table-cell>
          <table:table-cell table:style-name="Tabla6.E6" office:value-type="string">
            <text:p text:style-name="P53"><text:span text:style-name="T15">Planificando</text:span> tomando como referencia el tiempo empleado en la generación de código en desarrollos anteriores</text:p>
          </table:table-cell>
        </table:table-row>
        <table:table-row>
          <table:table-cell table:style-name="Tabla6.A7" office:value-type="string">
            <text:p text:style-name="P64">6</text:p>
          </table:table-cell>
          <table:table-cell table:style-name="Tabla6.B7" office:value-type="string">
            <text:p text:style-name="P26">R<text:span text:style-name="T4">GP</text:span>0<text:span text:style-name="T4">5</text:span></text:p>
          </table:table-cell>
          <table:table-cell table:style-name="Tabla6.C7" office:value-type="string">
            <text:p text:style-name="P28">Los miembros del equipo no pueden dedicar suficiente tiempo al proyecto</text:p>
          </table:table-cell>
          <table:table-cell table:style-name="Tabla6.D4" office:value-type="string">
            <text:p text:style-name="P65">EN <text:span text:style-name="T14">OBSERVACIÓN</text:span></text:p>
          </table:table-cell>
          <table:table-cell table:style-name="Tabla6.E7" office:value-type="string">
            <text:p text:style-name="P51">La estrategia será aceptar este riesgo y, en caso que se convierta en amenaza, aplicar el plan de contingencia</text:p>
          </table:table-cell>
        </table:table-row>
        <table:table-row>
          <table:table-cell table:style-name="Tabla6.A8" office:value-type="string">
            <text:p text:style-name="P64">7</text:p>
          </table:table-cell>
          <table:table-cell table:style-name="Tabla6.B8" office:value-type="string">
            <text:p text:style-name="P26">R<text:span text:style-name="T4">GP</text:span>0<text:span text:style-name="T4">4</text:span></text:p>
          </table:table-cell>
          <table:table-cell table:style-name="Tabla6.C8" office:value-type="string">
            <text:p text:style-name="P28">Falta de experiencia en la gestión del proyecto</text:p>
          </table:table-cell>
          <table:table-cell table:style-name="Tabla6.D3" office:value-type="string">
            <text:p text:style-name="P65">EN PREVENCIÓN</text:p>
          </table:table-cell>
          <table:table-cell table:style-name="Tabla6.E8" office:value-type="string">
            <text:p text:style-name="P54">Investigando sobre la gestión de proyectos</text:p>
          </table:table-cell>
        </table:table-row>
        <table:table-row>
          <table:table-cell table:style-name="Tabla6.A3" office:value-type="string">
            <text:p text:style-name="P64">8</text:p>
          </table:table-cell>
          <table:table-cell table:style-name="Tabla6.A3" office:value-type="string">
            <text:p text:style-name="P26"><text:span text:style-name="T4">RM</text:span>0<text:span text:style-name="T4">1</text:span></text:p>
          </table:table-cell>
          <table:table-cell table:style-name="Tabla6.A3" office:value-type="string">
            <text:p text:style-name="P26">Cambio en los requerimientos</text:p>
          </table:table-cell>
          <table:table-cell table:style-name="Tabla6.D3" office:value-type="string">
            <text:p text:style-name="P66">EN PREVENCIÓN</text:p>
          </table:table-cell>
          <table:table-cell table:style-name="Tabla6.A3" office:value-type="string">
            <text:p text:style-name="P54"><text:span text:style-name="T16">Especificando</text:span> <text:span text:style-name="T16">requerimientos para mayor entendimiento de las funcionalidades</text:span></text:p>
          </table:table-cell>
        </table:table-row>
        <table:table-row>
          <table:table-cell table:style-name="Tabla6.A10" office:value-type="string">
            <text:p text:style-name="P64">9</text:p>
          </table:table-cell>
          <table:table-cell table:style-name="Tabla6.B10" office:value-type="string">
            <text:p text:style-name="P26">R<text:span text:style-name="T4">E</text:span>0<text:span text:style-name="T4">1</text:span></text:p>
          </table:table-cell>
          <table:table-cell table:style-name="Tabla6.C10" office:value-type="string">
            <text:p text:style-name="P28">Problema no previsto con la utilización de nuevas herramientas</text:p>
          </table:table-cell>
          <table:table-cell table:style-name="Tabla6.D3" office:value-type="string">
            <text:p text:style-name="P65">EN PREVENCIÓN</text:p>
          </table:table-cell>
          <table:table-cell table:style-name="Tabla6.E10" office:value-type="string">
            <text:p text:style-name="P54">Investigando las herramientas software a utilizar</text:p>
          </table:table-cell>
        </table:table-row>
        <table:table-row>
          <table:table-cell table:style-name="Tabla6.A11" office:value-type="string">
            <text:p text:style-name="P64">10</text:p>
          </table:table-cell>
          <table:table-cell table:style-name="Tabla6.B11" office:value-type="string">
            <text:p text:style-name="P26">R<text:span text:style-name="T4">GP</text:span>0<text:span text:style-name="T4">3</text:span></text:p>
          </table:table-cell>
          <table:table-cell table:style-name="Tabla6.C11" office:value-type="string">
            <text:p text:style-name="P28">La planificación no incluye tareas necesarias</text:p>
          </table:table-cell>
          <table:table-cell table:style-name="Tabla6.D3" office:value-type="string">
            <text:p text:style-name="P65">EN PREVENCIÓN</text:p>
          </table:table-cell>
          <table:table-cell table:style-name="Tabla6.E11" office:value-type="string">
            <text:p text:style-name="P54">Definiendo actividades a alto nivel y dividiéndolas en tareas específicas más pequeñas</text:p>
          </table:table-cell>
        </table:table-row>
      </table:table>
      <text:p text:style-name="P14"/>
      <text:p text:style-name="P8">6. Comentarios</text:p>
      <text:p text:style-name="P15"/>
      <text:p text:style-name="P15">El riesgo <text:span text:style-name="T21">R</text:span><text:span text:style-name="T22">GP06 </text:span><text:span text:style-name="T20">(</text:span><text:span text:style-name="T22">Interrupción del proyecto por tiempo indeterminado</text:span><text:span text:style-name="T20">) se volvió una amenaza real para el proyecto, por lo que se aplicó el plan de contingencia. Este plan se basa en aceptar el riesgo, ya que en este caso la interrupción del proyecto es inevitable. Las medidas tomadas son actualizar la planificación, modificando las fechas de las actividades restantes del proyecto, de acuerdo a la duración de la interrupción (se estima un tiempo de seis meses).</text:span></text:p>
      <text:p text:style-name="P72"/>
      <text:p text:style-name="P73">De acuerdo con el último análisis, los riesgos que fueron modificados son los siguientes:</text:p>
      <text:list xml:id="list8678223880606608385" text:style-name="L1">
        <text:list-item>
          <text:p text:style-name="P70"><text:soft-page-break/><text:span text:style-name="T24">RGP</text:span><text:span text:style-name="T23">01:</text:span> <text:span text:style-name="T19">Riesgo debido a una planificación demasiado optimista. La probabilidad de ocurrencia se reduce de media a baja.</text:span></text:p>
        </text:list-item>
        <text:list-item>
          <text:p text:style-name="P71"><text:span text:style-name="T24">RGP</text:span><text:span text:style-name="T23">0</text:span><text:span text:style-name="T24">2:</text:span><text:span text:style-name="T4"> Riesgo debido a la falta de experiencia en la tecnología a aplicar durante el proyecto. La probabilidad de ocurrencia se reduce de muy alta a media.</text:span></text:p>
        </text:list-item>
      </text:list>
      <text:p text:style-name="P22"/>
      <text:p text:style-name="P23">El resto de los riesgos no sufrieron modificaciones y tampoco se agregó ningún riesgo nuev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an </meta:initial-creator>
    <meta:creation-date>2016-06-15T19:43:36.029052906</meta:creation-date>
    <dc:date>2016-07-31T15:55:00.994640789</dc:date>
    <dc:creator>sebastian </dc:creator>
    <meta:editing-duration>P4DT29M58S</meta:editing-duration>
    <meta:editing-cycles>39</meta:editing-cycles>
    <meta:generator>LibreOffice/5.0.3.2$Linux_X86_64 LibreOffice_project/00m0$Build-2</meta:generator>
    <meta:document-statistic meta:table-count="5" meta:image-count="0" meta:object-count="0" meta:page-count="7" meta:paragraph-count="339" meta:word-count="1283" meta:character-count="7819" meta:non-whitespace-character-count="6876"/>
  </office:meta>
</office:document-meta>
</file>